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0.485cm"/>
    </style:style>
    <style:style style:name="co4" style:family="table-column">
      <style:table-column-properties fo:break-before="auto" style:column-width="0.676cm"/>
    </style:style>
    <style:style style:name="co5" style:family="table-column">
      <style:table-column-properties fo:break-before="auto" style:column-width="1.057cm"/>
    </style:style>
    <style:style style:name="co6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508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574cm"/>
    </style:style>
    <style:style style:name="co10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937cm"/>
    </style:style>
    <style:style style:name="co15" style:family="table-column">
      <style:table-column-properties fo:break-before="auto" style:column-width="2.678cm"/>
    </style:style>
    <style:style style:name="co16" style:family="table-column">
      <style:table-column-properties fo:break-before="auto" style:column-width="1.214cm"/>
    </style:style>
    <style:style style:name="co17" style:family="table-column">
      <style:table-column-properties fo:break-before="auto" style:column-width="3.168cm"/>
    </style:style>
    <style:style style:name="co18" style:family="table-column">
      <style:table-column-properties fo:break-before="auto" style:column-width="3.90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cc99"/>
    </style:style>
    <style:style style:name="ce15" style:family="table-cell" style:parent-style-name="Default">
      <style:table-cell-properties fo:background-color="#94bd5e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DejaVu Sans"/>
    </style:style>
    <style:style style:name="ce11" style:family="table-cell" style:parent-style-name="Default">
      <style:text-properties style:text-underline-style="none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style:font-name-asian="DejaVu Sans" style:font-name-complex="DejaVu Sans"/>
    </style:style>
    <style:style style:name="ce17" style:family="table-cell" style:parent-style-name="Default">
      <style:table-cell-properties fo:background-color="#00ff00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 estrell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ce3"/>
        <table:table-column table:style-name="co1" table:default-cell-style-name="ce9"/>
        <table:table-column table:style-name="co1" table:default-cell-style-name="ce3"/>
        <table:table-column table:style-name="co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15" table:default-cell-style-name="ce3"/>
        <table:table-column table:style-name="co16" table:default-cell-style-name="ce9"/>
        <table:table-column table:style-name="co1" table:default-cell-style-name="ce3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7" table:default-cell-style-name="ce3"/>
        <table:table-column table:style-name="co11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3" table:number-columns-repeated="997" table:default-cell-style-name="Default"/>
        <table:table-row table:style-name="ro1">
          <table:table-cell table:style-name="ce1" table:number-columns-repeated="7"/>
          <table:table-cell table:style-name="ce1" office:value-type="string" table:number-columns-spanned="4" table:number-rows-spanned="1">
            <text:p>A* OPTIMO</text:p>
          </table:table-cell>
          <table:covered-table-cell table:style-name="ce1"/>
          <table:covered-table-cell table:style-name="ce1"/>
          <table:covered-table-cell table:style-name="ce2"/>
          <table:table-cell table:style-name="ce8"/>
          <table:table-cell table:style-name="ce1" office:value-type="string" table:number-columns-spanned="5" table:number-rows-spanned="1">
            <text:p>Entropia contando vacias</text:p>
          </table:table-cell>
          <table:covered-table-cell table:style-name="ce1"/>
          <table:covered-table-cell table:style-name="ce1"/>
          <table:covered-table-cell table:style-name="ce1"/>
          <table:covered-table-cell table:style-name="ce2"/>
          <table:table-cell table:style-name="ce8"/>
          <table:table-cell table:style-name="ce1" office:value-type="string" table:number-columns-spanned="5" table:number-rows-spanned="1">
            <text:p>Entropia sin vacios-&gt;peor</text:p>
          </table:table-cell>
          <table:covered-table-cell table:style-name="ce1"/>
          <table:covered-table-cell table:style-name="ce1"/>
          <table:covered-table-cell table:style-name="ce1"/>
          <table:covered-table-cell table:style-name="ce2"/>
          <table:table-cell table:style-name="ce1" table:number-columns-spanned="4" table:number-rows-spanned="1"/>
          <table:covered-table-cell table:style-name="ce1"/>
          <table:covered-table-cell table:style-name="ce1"/>
          <table:covered-table-cell table:style-name="ce1"/>
          <table:table-cell table:style-name="ce1" table:number-columns-repeated="997"/>
        </table:table-row>
        <table:table-row table:style-name="ro1">
          <table:table-cell table:style-name="ce1" office:value-type="string">
            <text:p>Tab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dim</text:p>
          </table:table-cell>
          <table:table-cell table:style-name="ce1" office:value-type="string">
            <text:p>C</text:p>
          </table:table-cell>
          <table:table-cell table:style-name="ce1" office:value-type="string">
            <text:p>T(s)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</text:p>
          </table:table-cell>
          <table:table-cell table:style-name="ce8"/>
          <table:table-cell table:style-name="ce1" office:value-type="string">
            <text:p>Tab</text:p>
          </table:table-cell>
          <table:table-cell table:style-name="ce1" office:value-type="string">
            <text:p>T(s)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, t&lt;60</text:p>
          </table:table-cell>
          <table:table-cell table:style-name="ce8"/>
          <table:table-cell table:style-name="ce1" office:value-type="string">
            <text:p>Tab</text:p>
          </table:table-cell>
          <table:table-cell table:style-name="ce1" office:value-type="string">
            <text:p>T(s)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, t&lt;60</text:p>
          </table:table-cell>
          <table:table-cell table:style-name="ce1" table:number-columns-repeated="100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3]*[.D3]" office:value-type="float" office:value="30">
            <text:p>30</text:p>
          </table:table-cell>
          <table:table-cell table:formula="of:=[.E3]*[.F3]"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100*[.I3]/[.B3]" office:value-type="float" office:value="100">
            <text:p>100</text:p>
          </table:table-cell>
          <table:table-cell table:formula="of:=[.J3]&gt;=80" office:value-type="boolean" office:boolean-value="true">
            <text:p>VERDADERO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100*[.O3]/[.B3]" office:value-type="float" office:value="85.9154929577465">
            <text:p>85,92</text:p>
          </table:table-cell>
          <table:table-cell table:formula="of:=([.P3]&gt;=80)    AND    ([.N3]&lt;60)    AND    ([.N3]&gt;0)" office:value-type="boolean" office:boolean-value="true">
            <text:p>VERDADERO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100*[.U3]/[.B3]" office:value-type="float" office:value="85.9154929577465">
            <text:p>85,92</text:p>
          </table:table-cell>
          <table:table-cell table:formula="of:=([.V3]&gt;=80)    AND    ([.T3]&lt;60)    AND    ([.T3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4]*[.D4]" office:value-type="float" office:value="56">
            <text:p>56</text:p>
          </table:table-cell>
          <table:table-cell table:formula="of:=[.E4]*[.F4]"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table:formula="of:=100*[.I4]/[.B4]" office:value-type="float" office:value="100">
            <text:p>100</text:p>
          </table:table-cell>
          <table:table-cell table:formula="of:=[.J4]&gt;=80" office:value-type="boolean" office:boolean-value="true">
            <text:p>VERDADERO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table:formula="of:=100*[.O4]/[.B4]" office:value-type="float" office:value="93.5251798561151">
            <text:p>93,53</text:p>
          </table:table-cell>
          <table:table-cell table:formula="of:=([.P4]&gt;=80)    AND    ([.N4]&lt;60)    AND    ([.N4]&gt;0)" office:value-type="boolean" office:boolean-value="true">
            <text:p>VERDADERO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table:formula="of:=100*[.U4]/[.B4]" office:value-type="float" office:value="93.5251798561151">
            <text:p>93,53</text:p>
          </table:table-cell>
          <table:table-cell table:formula="of:=([.V4]&gt;=80)    AND    ([.T4]&lt;60)    AND    ([.T4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5]*[.D5]" office:value-type="float" office:value="56">
            <text:p>56</text:p>
          </table:table-cell>
          <table:table-cell table:formula="of:=[.E5]*[.F5]"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table:formula="of:=100*[.I5]/[.B5]" office:value-type="float" office:value="100">
            <text:p>100</text:p>
          </table:table-cell>
          <table:table-cell table:formula="of:=[.J5]&gt;=80" office:value-type="boolean" office:boolean-value="true">
            <text:p>VERDADERO</text:p>
          </table:table-cell>
          <table:table-cell/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6">
            <text:p>506</text:p>
          </table:table-cell>
          <table:table-cell table:formula="of:=100*[.O5]/[.B5]" office:value-type="float" office:value="97.6833976833977">
            <text:p>97,68</text:p>
          </table:table-cell>
          <table:table-cell table:formula="of:=([.P5]&gt;=80)    AND    ([.N5]&lt;60)    AND    ([.N5]&gt;0)" office:value-type="boolean" office:boolean-value="true">
            <text:p>VERDADERO</text:p>
          </table:table-cell>
          <table:table-cell/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4">
            <text:p>504</text:p>
          </table:table-cell>
          <table:table-cell table:formula="of:=100*[.U5]/[.B5]" office:value-type="float" office:value="97.2972972972973">
            <text:p>97,3</text:p>
          </table:table-cell>
          <table:table-cell table:formula="of:=([.V5]&gt;=80)    AND    ([.T5]&lt;60)    AND    ([.T5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6]*[.D6]" office:value-type="float" office:value="49">
            <text:p>49</text:p>
          </table:table-cell>
          <table:table-cell table:formula="of:=[.E6]*[.F6]"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table:formula="of:=100*[.I6]/[.B6]" office:value-type="float" office:value="100">
            <text:p>100</text:p>
          </table:table-cell>
          <table:table-cell table:formula="of:=[.J6]&gt;=80" office:value-type="boolean" office:boolean-value="true">
            <text:p>VERDADERO</text:p>
          </table:table-cell>
          <table:table-cell/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table:formula="of:=100*[.O6]/[.B6]" office:value-type="float" office:value="92.1259842519685">
            <text:p>92,13</text:p>
          </table:table-cell>
          <table:table-cell table:formula="of:=([.P6]&gt;=80)    AND    ([.N6]&lt;60)    AND    ([.N6]&gt;0)" office:value-type="boolean" office:boolean-value="true">
            <text:p>VERDADERO</text:p>
          </table:table-cell>
          <table:table-cell/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table:formula="of:=100*[.U6]/[.B6]" office:value-type="float" office:value="92.1259842519685">
            <text:p>92,13</text:p>
          </table:table-cell>
          <table:table-cell table:formula="of:=([.V6]&gt;=80)    AND    ([.T6]&lt;60)    AND    ([.T6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7]*[.D7]" office:value-type="float" office:value="54">
            <text:p>54</text:p>
          </table:table-cell>
          <table:table-cell table:formula="of:=[.E7]*[.F7]" office:value-type="float" office:value="270">
            <text:p>270</text:p>
          </table:table-cell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table:formula="of:=100*[.I7]/[.B7]" office:value-type="float" office:value="100">
            <text:p>100</text:p>
          </table:table-cell>
          <table:table-cell table:formula="of:=[.J7]&gt;=80" office:value-type="boolean" office:boolean-value="true">
            <text:p>VERDADERO</text:p>
          </table:table-cell>
          <table:table-cell/>
          <table:table-cell table:style-name="Default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  <table:table-cell table:formula="of:=100*[.O7]/[.B7]" office:value-type="float" office:value="96.078431372549">
            <text:p>96,08</text:p>
          </table:table-cell>
          <table:table-cell table:formula="of:=([.P7]&gt;=80)    AND    ([.N7]&lt;60)    AND    ([.N7]&gt;0)" office:value-type="boolean" office:boolean-value="true">
            <text:p>VERDADERO</text:p>
          </table:table-cell>
          <table:table-cell/>
          <table:table-cell table:style-name="Default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96">
            <text:p>196</text:p>
          </table:table-cell>
          <table:table-cell table:formula="of:=100*[.U7]/[.B7]" office:value-type="float" office:value="96.078431372549">
            <text:p>96,08</text:p>
          </table:table-cell>
          <table:table-cell table:formula="of:=([.V7]&gt;=80)    AND    ([.T7]&lt;60)    AND    ([.T7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8]*[.D8]" office:value-type="float" office:value="56">
            <text:p>56</text:p>
          </table:table-cell>
          <table:table-cell table:formula="of:=[.E8]*[.F8]" office:value-type="float" office:value="336">
            <text:p>336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table:formula="of:=100*[.I8]/[.B8]" office:value-type="float" office:value="100">
            <text:p>100</text:p>
          </table:table-cell>
          <table:table-cell table:formula="of:=[.J8]&gt;=80" office:value-type="boolean" office:boolean-value="true">
            <text:p>VERDADERO</text:p>
          </table:table-cell>
          <table:table-cell/>
          <table:table-cell table:style-name="Default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8">
            <text:p>138</text:p>
          </table:table-cell>
          <table:table-cell table:formula="of:=100*[.O8]/[.B8]" office:value-type="float" office:value="95.8333333333333">
            <text:p>95,83</text:p>
          </table:table-cell>
          <table:table-cell table:formula="of:=([.P8]&gt;=80)    AND    ([.N8]&lt;60)    AND    ([.N8]&gt;0)" office:value-type="boolean" office:boolean-value="true">
            <text:p>VERDADERO</text:p>
          </table:table-cell>
          <table:table-cell/>
          <table:table-cell table:style-name="Default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table:formula="of:=100*[.U8]/[.B8]" office:value-type="float" office:value="100">
            <text:p>100</text:p>
          </table:table-cell>
          <table:table-cell table:formula="of:=([.V8]&gt;=80)    AND    ([.T8]&lt;60)    AND    ([.T8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9]*[.D9]" office:value-type="float" office:value="56">
            <text:p>56</text:p>
          </table:table-cell>
          <table:table-cell table:formula="of:=[.E9]*[.F9]" office:value-type="float" office:value="336">
            <text:p>336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table:formula="of:=100*[.I9]/[.B9]" office:value-type="float" office:value="100">
            <text:p>100</text:p>
          </table:table-cell>
          <table:table-cell table:formula="of:=[.J9]&gt;=80" office:value-type="boolean" office:boolean-value="true">
            <text:p>VERDADERO</text:p>
          </table:table-cell>
          <table:table-cell/>
          <table:table-cell table:style-name="Default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table:formula="of:=100*[.O9]/[.B9]" office:value-type="float" office:value="100">
            <text:p>100</text:p>
          </table:table-cell>
          <table:table-cell table:formula="of:=([.P9]&gt;=80)    AND    ([.N9]&lt;60)    AND    ([.N9]&gt;0)" office:value-type="boolean" office:boolean-value="true">
            <text:p>VERDADERO</text:p>
          </table:table-cell>
          <table:table-cell/>
          <table:table-cell table:style-name="Default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table:formula="of:=100*[.U9]/[.B9]" office:value-type="float" office:value="100">
            <text:p>100</text:p>
          </table:table-cell>
          <table:table-cell table:formula="of:=([.V9]&gt;=80)    AND    ([.T9]&lt;60)    AND    ([.T9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10]*[.D10]" office:value-type="float" office:value="66">
            <text:p>66</text:p>
          </table:table-cell>
          <table:table-cell table:formula="of:=[.E10]*[.F10]"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266">
            <text:p>266</text:p>
          </table:table-cell>
          <table:table-cell table:formula="of:=100*[.I10]/[.B10]" office:value-type="float" office:value="100">
            <text:p>100</text:p>
          </table:table-cell>
          <table:table-cell table:formula="of:=[.J10]&gt;=80" office:value-type="boolean" office:boolean-value="true">
            <text:p>VERDADERO</text:p>
          </table:table-cell>
          <table:table-cell/>
          <table:table-cell table:style-name="Default" office:value-type="float" office:value="7">
            <text:p>7</text:p>
          </table:table-cell>
          <table:table-cell table:style-name="ce7" office:value-type="float" office:value="80">
            <text:p>80</text:p>
          </table:table-cell>
          <table:table-cell office:value-type="float" office:value="266">
            <text:p>266</text:p>
          </table:table-cell>
          <table:table-cell table:formula="of:=100*[.O10]/[.B10]" office:value-type="float" office:value="100">
            <text:p>100</text:p>
          </table:table-cell>
          <table:table-cell table:formula="of:=([.P10]&gt;=80)    AND    ([.N10]&lt;60)    AND    ([.N10]&gt;0)" office:value-type="boolean" office:boolean-value="false">
            <text:p>FALSO</text:p>
          </table:table-cell>
          <table:table-cell/>
          <table:table-cell table:style-name="Default" office:value-type="float" office:value="7">
            <text:p>7</text:p>
          </table:table-cell>
          <table:table-cell table:style-name="ce7" office:value-type="float" office:value="100">
            <text:p>100</text:p>
          </table:table-cell>
          <table:table-cell office:value-type="float" office:value="266">
            <text:p>266</text:p>
          </table:table-cell>
          <table:table-cell table:formula="of:=100*[.U10]/[.B10]" office:value-type="float" office:value="100">
            <text:p>100</text:p>
          </table:table-cell>
          <table:table-cell table:formula="of:=([.V10]&gt;=80)    AND    ([.T10]&lt;60)    AND    ([.T10]&lt;&gt;0)" office:value-type="boolean" office:boolean-value="false">
            <text:p>FALSO</text:p>
          </table:table-cell>
          <table:table-cell table:number-columns-repeated="100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C11]*[.D11]" office:value-type="float" office:value="80">
            <text:p>80</text:p>
          </table:table-cell>
          <table:table-cell table:formula="of:=[.E11]*[.F11]" office:value-type="float" office:value="400">
            <text:p>400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formula="of:=100*[.I11]/[.B11]" office:value-type="float" office:value="100">
            <text:p>100</text:p>
          </table:table-cell>
          <table:table-cell table:formula="of:=[.J11]&gt;=80" office:value-type="boolean" office:boolean-value="true">
            <text:p>VERDADERO</text:p>
          </table:table-cell>
          <table:table-cell/>
          <table:table-cell table:style-name="Default" office:value-type="float" office:value="8">
            <text:p>8</text:p>
          </table:table-cell>
          <table:table-cell table:style-name="ce7" office:value-type="float" office:value="55">
            <text:p>55</text:p>
          </table:table-cell>
          <table:table-cell office:value-type="float" office:value="510">
            <text:p>510</text:p>
          </table:table-cell>
          <table:table-cell table:formula="of:=100*[.O11]/[.B11]" office:value-type="float" office:value="100">
            <text:p>100</text:p>
          </table:table-cell>
          <table:table-cell table:formula="of:=([.P11]&gt;=80)    AND    ([.N11]&lt;60)    AND    ([.N11]&gt;0)" office:value-type="boolean" office:boolean-value="true">
            <text:p>VERDADERO</text:p>
          </table:table-cell>
          <table:table-cell/>
          <table:table-cell table:style-name="Default" office:value-type="float" office:value="8">
            <text:p>8</text:p>
          </table:table-cell>
          <table:table-cell table:style-name="ce7" office:value-type="float" office:value="66">
            <text:p>66</text:p>
          </table:table-cell>
          <table:table-cell office:value-type="float" office:value="510">
            <text:p>510</text:p>
          </table:table-cell>
          <table:table-cell table:formula="of:=100*[.U11]/[.B11]" office:value-type="float" office:value="100">
            <text:p>100</text:p>
          </table:table-cell>
          <table:table-cell table:formula="of:=([.V11]&gt;=80)    AND    ([.T11]&lt;60)    AND    ([.T11]&lt;&gt;0)" office:value-type="boolean" office:boolean-value="false">
            <text:p>FALSO</text:p>
          </table:table-cell>
          <table:table-cell table:number-columns-repeated="100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C12]*[.D12]" office:value-type="float" office:value="75">
            <text:p>75</text:p>
          </table:table-cell>
          <table:table-cell table:formula="of:=[.E12]*[.F12]" office:value-type="float" office:value="375">
            <text:p>375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table:formula="of:=100*[.I12]/[.B12]" office:value-type="float" office:value="100">
            <text:p>100</text:p>
          </table:table-cell>
          <table:table-cell table:formula="of:=[.J12]&gt;=80" office:value-type="boolean" office:boolean-value="true">
            <text:p>VERDADERO</text:p>
          </table:table-cell>
          <table:table-cell/>
          <table:table-cell table:style-name="Default"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table:formula="of:=100*[.O12]/[.B12]" office:value-type="float" office:value="100">
            <text:p>100</text:p>
          </table:table-cell>
          <table:table-cell table:formula="of:=([.P12]&gt;=80)    AND    ([.N12]&lt;60)    AND    ([.N12]&gt;0)" office:value-type="boolean" office:boolean-value="true">
            <text:p>VERDADERO</text:p>
          </table:table-cell>
          <table:table-cell/>
          <table:table-cell table:style-name="Default"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table:formula="of:=100*[.U12]/[.B12]" office:value-type="float" office:value="100">
            <text:p>100</text:p>
          </table:table-cell>
          <table:table-cell table:formula="of:=([.V12]&gt;=80)    AND    ([.T12]&lt;60)    AND    ([.T12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style-name="ce1" table:number-columns-repeated="7"/>
          <table:table-cell table:style-name="ce1" office:value-type="string" table:number-columns-spanned="4" table:number-rows-spanned="1">
            <text:p>A* OPTIMO</text:p>
          </table:table-cell>
          <table:covered-table-cell table:style-name="ce1"/>
          <table:covered-table-cell table:style-name="ce1"/>
          <table:covered-table-cell table:style-name="ce2"/>
          <table:table-cell table:style-name="ce8"/>
          <table:table-cell table:style-name="ce1" office:value-type="string" table:number-columns-spanned="5" table:number-rows-spanned="1">
            <text:p>Entropia sin vacios pero con tota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2"/>
          <table:table-cell table:style-name="ce8"/>
          <table:table-cell table:style-name="ce1" office:value-type="string" table:number-columns-spanned="5" table:number-rows-spanned="1">
            <text:p>Entropia sin vacios, total, 0.8*h</text:p>
          </table:table-cell>
          <table:covered-table-cell table:style-name="ce1"/>
          <table:covered-table-cell table:style-name="ce1"/>
          <table:covered-table-cell table:style-name="ce1"/>
          <table:covered-table-cell table:style-name="ce2"/>
          <table:table-cell/>
          <table:table-cell table:style-name="ce1" table:number-columns-repeated="1000"/>
        </table:table-row>
        <table:table-row table:style-name="ro1">
          <table:table-cell table:style-name="ce1" office:value-type="string">
            <text:p>Tab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dim</text:p>
          </table:table-cell>
          <table:table-cell table:style-name="ce1" office:value-type="string">
            <text:p>C</text:p>
          </table:table-cell>
          <table:table-cell table:style-name="ce1" office:value-type="string">
            <text:p>T(s)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</text:p>
          </table:table-cell>
          <table:table-cell table:style-name="ce8"/>
          <table:table-cell table:style-name="ce1" office:value-type="string">
            <text:p>Tab</text:p>
          </table:table-cell>
          <table:table-cell table:style-name="ce1" office:value-type="string">
            <text:p>T(s)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13" office:value-type="string">
            <text:p>Calc &gt; 80, t&lt;60</text:p>
          </table:table-cell>
          <table:table-cell table:style-name="ce8"/>
          <table:table-cell table:style-name="ce1" office:value-type="string">
            <text:p>Tab</text:p>
          </table:table-cell>
          <table:table-cell table:style-name="ce1" office:value-type="string">
            <text:p>T(s)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, t&lt;60</text:p>
          </table:table-cell>
          <table:table-cell/>
          <table:table-cell table:style-name="ce1" table:number-columns-repeated="100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16]*[.D16]" office:value-type="float" office:value="30">
            <text:p>30</text:p>
          </table:table-cell>
          <table:table-cell table:formula="of:=[.E16]*[.F16]"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100*[.I16]/[.B16]" office:value-type="float" office:value="100">
            <text:p>100</text:p>
          </table:table-cell>
          <table:table-cell table:formula="of:=[.J16]&gt;=80" office:value-type="boolean" office:boolean-value="true">
            <text:p>VERDADERO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100*[.O16]/[.B16]" office:value-type="float" office:value="85.9154929577465">
            <text:p>85,92</text:p>
          </table:table-cell>
          <table:table-cell table:formula="of:=([.P16]&gt;=80)    AND    ([.N16]&lt;60)    AND    ([.N16]&gt;0)" office:value-type="boolean" office:boolean-value="true">
            <text:p>VERDADERO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100*[.U16]/[.B16]" office:value-type="float" office:value="85.9154929577465">
            <text:p>85,92</text:p>
          </table:table-cell>
          <table:table-cell table:formula="of:=([.V16]&gt;=80)    AND    ([.T16]&lt;60)    AND    ([.T16]&lt;&gt;0)" office:value-type="boolean" office:boolean-value="true">
            <text:p>VERDADERO</text:p>
          </table:table-cell>
          <table:table-cell table:number-columns-repeated="2"/>
          <table:table-cell office:value-type="string">
            <text:p>T(s) == 1 &lt;=&gt; T(s) &lt;=1s</text:p>
          </table:table-cell>
          <table:table-cell table:number-columns-repeated="99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17]*[.D17]" office:value-type="float" office:value="56">
            <text:p>56</text:p>
          </table:table-cell>
          <table:table-cell table:formula="of:=[.E17]*[.F17]"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table:formula="of:=100*[.I17]/[.B17]" office:value-type="float" office:value="100">
            <text:p>100</text:p>
          </table:table-cell>
          <table:table-cell table:formula="of:=[.J17]&gt;=80" office:value-type="boolean" office:boolean-value="true">
            <text:p>VERDADERO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100*[.O17]/[.B17]" office:value-type="float" office:value="90.6474820143885">
            <text:p>90,65</text:p>
          </table:table-cell>
          <table:table-cell table:formula="of:=([.P17]&gt;=80)    AND    ([.N17]&lt;60)    AND    ([.N17]&gt;0)" office:value-type="boolean" office:boolean-value="true">
            <text:p>VERDADERO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100*[.U17]/[.B17]" office:value-type="float" office:value="90.6474820143885">
            <text:p>90,65</text:p>
          </table:table-cell>
          <table:table-cell table:formula="of:=([.V17]&gt;=80)    AND    ([.T17]&lt;60)    AND    ([.T17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18]*[.D18]" office:value-type="float" office:value="56">
            <text:p>56</text:p>
          </table:table-cell>
          <table:table-cell table:formula="of:=[.E18]*[.F18]"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table:formula="of:=100*[.I18]/[.B18]" office:value-type="float" office:value="100">
            <text:p>100</text:p>
          </table:table-cell>
          <table:table-cell table:formula="of:=[.J18]&gt;=80" office:value-type="boolean" office:boolean-value="true">
            <text:p>VERDADERO</text:p>
          </table:table-cell>
          <table:table-cell/>
          <table:table-cell table:style-name="Default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formula="of:=100*[.O18]/[.B18]" office:value-type="float" office:value="97.2972972972973">
            <text:p>97,3</text:p>
          </table:table-cell>
          <table:table-cell table:formula="of:=([.P18]&gt;=80)    AND    ([.N18]&lt;60)    AND    ([.N18]&gt;0)" office:value-type="boolean" office:boolean-value="true">
            <text:p>VERDADERO</text:p>
          </table:table-cell>
          <table:table-cell/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table:formula="of:=100*[.U18]/[.B18]" office:value-type="float" office:value="88.030888030888">
            <text:p>88,03</text:p>
          </table:table-cell>
          <table:table-cell table:formula="of:=([.V18]&gt;=80)    AND    ([.T18]&lt;60)    AND    ([.T18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19]*[.D19]" office:value-type="float" office:value="49">
            <text:p>49</text:p>
          </table:table-cell>
          <table:table-cell table:formula="of:=[.E19]*[.F19]"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table:formula="of:=100*[.I19]/[.B19]" office:value-type="float" office:value="100">
            <text:p>100</text:p>
          </table:table-cell>
          <table:table-cell table:formula="of:=[.J19]&gt;=80" office:value-type="boolean" office:boolean-value="true">
            <text:p>VERDADERO</text:p>
          </table:table-cell>
          <table:table-cell/>
          <table:table-cell table:style-name="Default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table:formula="of:=100*[.O19]/[.B19]" office:value-type="float" office:value="92.1259842519685">
            <text:p>92,13</text:p>
          </table:table-cell>
          <table:table-cell table:formula="of:=([.P19]&gt;=80)    AND    ([.N19]&lt;60)    AND    ([.N19]&gt;0)" office:value-type="boolean" office:boolean-value="true">
            <text:p>VERDADERO</text:p>
          </table:table-cell>
          <table:table-cell/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table:formula="of:=100*[.U19]/[.B19]" office:value-type="float" office:value="85.0393700787402">
            <text:p>85,04</text:p>
          </table:table-cell>
          <table:table-cell table:formula="of:=([.V19]&gt;=80)    AND    ([.T19]&lt;60)    AND    ([.T19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20]*[.D20]" office:value-type="float" office:value="54">
            <text:p>54</text:p>
          </table:table-cell>
          <table:table-cell table:formula="of:=[.E20]*[.F20]" office:value-type="float" office:value="270">
            <text:p>270</text:p>
          </table:table-cell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table:formula="of:=100*[.I20]/[.B20]" office:value-type="float" office:value="100">
            <text:p>100</text:p>
          </table:table-cell>
          <table:table-cell table:formula="of:=[.J20]&gt;=80" office:value-type="boolean" office:boolean-value="true">
            <text:p>VERDADERO</text:p>
          </table:table-cell>
          <table:table-cell/>
          <table:table-cell table:style-name="Default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table:formula="of:=100*[.O20]/[.B20]" office:value-type="float" office:value="94.1176470588235">
            <text:p>94,12</text:p>
          </table:table-cell>
          <table:table-cell table:formula="of:=([.P20]&gt;=80)    AND    ([.N20]&lt;60)    AND    ([.N20]&gt;0)" office:value-type="boolean" office:boolean-value="true">
            <text:p>VERDADERO</text:p>
          </table:table-cell>
          <table:table-cell/>
          <table:table-cell table:style-name="Default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table:formula="of:=100*[.U20]/[.B20]" office:value-type="float" office:value="90.1960784313726">
            <text:p>90,2</text:p>
          </table:table-cell>
          <table:table-cell table:formula="of:=([.V20]&gt;=80)    AND    ([.T20]&lt;60)    AND    ([.T20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21]*[.D21]" office:value-type="float" office:value="56">
            <text:p>56</text:p>
          </table:table-cell>
          <table:table-cell table:formula="of:=[.E21]*[.F21]" office:value-type="float" office:value="336">
            <text:p>336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table:formula="of:=100*[.I21]/[.B21]" office:value-type="float" office:value="100">
            <text:p>100</text:p>
          </table:table-cell>
          <table:table-cell table:formula="of:=[.J21]&gt;=80" office:value-type="boolean" office:boolean-value="true">
            <text:p>VERDADERO</text:p>
          </table:table-cell>
          <table:table-cell/>
          <table:table-cell table:style-name="Default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table:formula="of:=100*[.O21]/[.B21]" office:value-type="float" office:value="95.8333333333333">
            <text:p>95,83</text:p>
          </table:table-cell>
          <table:table-cell table:formula="of:=([.P21]&gt;=80)    AND    ([.N21]&lt;60)    AND    ([.N21]&gt;0)" office:value-type="boolean" office:boolean-value="true">
            <text:p>VERDADERO</text:p>
          </table:table-cell>
          <table:table-cell/>
          <table:table-cell table:style-name="Default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8">
            <text:p>138</text:p>
          </table:table-cell>
          <table:table-cell table:formula="of:=100*[.U21]/[.B21]" office:value-type="float" office:value="95.8333333333333">
            <text:p>95,83</text:p>
          </table:table-cell>
          <table:table-cell table:formula="of:=([.V21]&gt;=80)    AND    ([.T21]&lt;60)    AND    ([.T21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22]*[.D22]" office:value-type="float" office:value="56">
            <text:p>56</text:p>
          </table:table-cell>
          <table:table-cell table:formula="of:=[.E22]*[.F22]" office:value-type="float" office:value="336">
            <text:p>336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table:formula="of:=100*[.I22]/[.B22]" office:value-type="float" office:value="100">
            <text:p>100</text:p>
          </table:table-cell>
          <table:table-cell table:formula="of:=[.J22]&gt;=80" office:value-type="boolean" office:boolean-value="true">
            <text:p>VERDADERO</text:p>
          </table:table-cell>
          <table:table-cell/>
          <table:table-cell table:style-name="Default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table:formula="of:=100*[.O22]/[.B22]" office:value-type="float" office:value="100">
            <text:p>100</text:p>
          </table:table-cell>
          <table:table-cell table:formula="of:=([.P22]&gt;=80)    AND    ([.N22]&lt;60)    AND    ([.N22]&gt;0)" office:value-type="boolean" office:boolean-value="true">
            <text:p>VERDADERO</text:p>
          </table:table-cell>
          <table:table-cell/>
          <table:table-cell table:style-name="Default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table:formula="of:=100*[.U22]/[.B22]" office:value-type="float" office:value="100">
            <text:p>100</text:p>
          </table:table-cell>
          <table:table-cell table:formula="of:=([.V22]&gt;=80)    AND    ([.T22]&lt;60)    AND    ([.T22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23]*[.D23]" office:value-type="float" office:value="66">
            <text:p>66</text:p>
          </table:table-cell>
          <table:table-cell table:formula="of:=[.E23]*[.F23]"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266">
            <text:p>266</text:p>
          </table:table-cell>
          <table:table-cell table:formula="of:=100*[.I23]/[.B23]" office:value-type="float" office:value="100">
            <text:p>100</text:p>
          </table:table-cell>
          <table:table-cell table:formula="of:=[.J23]&gt;=80" office:value-type="boolean" office:boolean-value="true">
            <text:p>VERDADERO</text:p>
          </table:table-cell>
          <table:table-cell/>
          <table:table-cell table:style-name="Default" office:value-type="float" office:value="7">
            <text:p>7</text:p>
          </table:table-cell>
          <table:table-cell table:style-name="ce7" office:value-type="float" office:value="64">
            <text:p>64</text:p>
          </table:table-cell>
          <table:table-cell table:style-name="ce11" office:value-type="float" office:value="244">
            <text:p>244</text:p>
          </table:table-cell>
          <table:table-cell table:formula="of:=100*[.O23]/[.B23]" office:value-type="float" office:value="91.7293233082707">
            <text:p>91,73</text:p>
          </table:table-cell>
          <table:table-cell table:formula="of:=([.P23]&gt;=80)    AND    ([.N23]&lt;60)    AND    ([.N23]&gt;0)" office:value-type="boolean" office:boolean-value="false">
            <text:p>FALSO</text:p>
          </table:table-cell>
          <table:table-cell/>
          <table:table-cell table:style-name="Default" office:value-type="float" office:value="7">
            <text:p>7</text:p>
          </table:table-cell>
          <table:table-cell table:style-name="ce17" office:value-type="float" office:value="47">
            <text:p>47</text:p>
          </table:table-cell>
          <table:table-cell office:value-type="float" office:value="228">
            <text:p>228</text:p>
          </table:table-cell>
          <table:table-cell table:formula="of:=100*[.U23]/[.B23]" office:value-type="float" office:value="85.7142857142857">
            <text:p>85,71</text:p>
          </table:table-cell>
          <table:table-cell table:formula="of:=([.V23]&gt;=80)    AND    ([.T23]&lt;60)    AND    ([.T23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C24]*[.D24]" office:value-type="float" office:value="80">
            <text:p>80</text:p>
          </table:table-cell>
          <table:table-cell table:formula="of:=[.E24]*[.F24]" office:value-type="float" office:value="400">
            <text:p>400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formula="of:=100*[.I24]/[.B24]" office:value-type="float" office:value="100">
            <text:p>100</text:p>
          </table:table-cell>
          <table:table-cell table:formula="of:=[.J24]&gt;=80" office:value-type="boolean" office:boolean-value="true">
            <text:p>VERDADERO</text:p>
          </table:table-cell>
          <table:table-cell/>
          <table:table-cell table:style-name="Default"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510">
            <text:p>510</text:p>
          </table:table-cell>
          <table:table-cell table:formula="of:=100*[.O24]/[.B24]" office:value-type="float" office:value="100">
            <text:p>100</text:p>
          </table:table-cell>
          <table:table-cell table:formula="of:=([.P24]&gt;=80)    AND    ([.N24]&lt;60)    AND    ([.N24]&gt;0)" office:value-type="boolean" office:boolean-value="true">
            <text:p>VERDADERO</text:p>
          </table:table-cell>
          <table:table-cell/>
          <table:table-cell table:style-name="Default"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10">
            <text:p>510</text:p>
          </table:table-cell>
          <table:table-cell table:formula="of:=100*[.U24]/[.B24]" office:value-type="float" office:value="100">
            <text:p>100</text:p>
          </table:table-cell>
          <table:table-cell table:formula="of:=([.V24]&gt;=80)    AND    ([.T24]&lt;60)    AND    ([.T24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C25]*[.D25]" office:value-type="float" office:value="75">
            <text:p>75</text:p>
          </table:table-cell>
          <table:table-cell table:formula="of:=[.E25]*[.F25]" office:value-type="float" office:value="375">
            <text:p>375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table:formula="of:=100*[.I25]/[.B25]" office:value-type="float" office:value="100">
            <text:p>100</text:p>
          </table:table-cell>
          <table:table-cell table:formula="of:=[.J25]&gt;=80" office:value-type="boolean" office:boolean-value="true">
            <text:p>VERDADERO</text:p>
          </table:table-cell>
          <table:table-cell/>
          <table:table-cell table:style-name="Default"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table:formula="of:=100*[.O25]/[.B25]" office:value-type="float" office:value="100">
            <text:p>100</text:p>
          </table:table-cell>
          <table:table-cell table:formula="of:=([.P25]&gt;=80)    AND    ([.N25]&lt;60)    AND    ([.N25]&gt;0)" office:value-type="boolean" office:boolean-value="true">
            <text:p>VERDADERO</text:p>
          </table:table-cell>
          <table:table-cell/>
          <table:table-cell table:style-name="Default"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58">
            <text:p>158</text:p>
          </table:table-cell>
          <table:table-cell table:formula="of:=100*[.U25]/[.B25]" office:value-type="float" office:value="100">
            <text:p>100</text:p>
          </table:table-cell>
          <table:table-cell table:formula="of:=([.V25]&gt;=80)    AND    ([.T25]&lt;60)    AND    ([.T25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2">
          <table:table-cell table:style-name="ce1" table:number-columns-repeated="7"/>
          <table:table-cell table:style-name="ce1" office:value-type="string" table:number-columns-spanned="4" table:number-rows-spanned="1">
            <text:p>A* OPTIMO</text:p>
          </table:table-cell>
          <table:covered-table-cell table:style-name="ce1"/>
          <table:covered-table-cell table:style-name="ce1"/>
          <table:covered-table-cell table:style-name="ce2"/>
          <table:table-cell table:style-name="ce8"/>
          <table:table-cell table:style-name="ce10" office:value-type="string" table:number-columns-spanned="5" table:number-rows-spanned="1">
            <text:p>Entropia sin vacios pero con tota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2"/>
          <table:table-cell table:style-name="ce8"/>
          <table:table-cell table:style-name="ce1" office:value-type="string" table:number-columns-spanned="5" table:number-rows-spanned="1">
            <text:p>Entropia sin vacios, total,0.8h,<text:span text:style-name="T1"> log2 nColor</text:span></text:p>
          </table:table-cell>
          <table:covered-table-cell table:style-name="ce1"/>
          <table:covered-table-cell table:style-name="ce1"/>
          <table:covered-table-cell table:style-name="ce1"/>
          <table:covered-table-cell table:style-name="ce2"/>
          <table:table-cell table:style-name="ce1" table:number-columns-repeated="1001"/>
        </table:table-row>
        <table:table-row table:style-name="ro1">
          <table:table-cell table:style-name="ce1" office:value-type="string">
            <text:p>Tab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dim</text:p>
          </table:table-cell>
          <table:table-cell table:style-name="ce1" office:value-type="string">
            <text:p>C</text:p>
          </table:table-cell>
          <table:table-cell table:style-name="ce1" office:value-type="string">
            <text:p>T(s)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</text:p>
          </table:table-cell>
          <table:table-cell table:style-name="ce8"/>
          <table:table-cell table:style-name="ce1" office:value-type="string">
            <text:p>Tab</text:p>
          </table:table-cell>
          <table:table-cell table:style-name="ce1" office:value-type="string">
            <text:p>T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</text:p>
          </table:table-cell>
          <table:table-cell table:style-name="ce8"/>
          <table:table-cell table:style-name="ce1" office:value-type="string">
            <text:p>Tab</text:p>
          </table:table-cell>
          <table:table-cell table:style-name="ce1" office:value-type="string">
            <text:p>T(s)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%</text:p>
          </table:table-cell>
          <table:table-cell table:style-name="ce2" office:value-type="string">
            <text:p>Calc &gt; 80, t&lt;60</text:p>
          </table:table-cell>
          <table:table-cell table:style-name="ce1" table:number-columns-repeated="100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29]*[.D29]" office:value-type="float" office:value="30">
            <text:p>30</text:p>
          </table:table-cell>
          <table:table-cell table:formula="of:=[.E29]*[.F29]"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100*[.I29]/[.B29]" office:value-type="float" office:value="100">
            <text:p>100</text:p>
          </table:table-cell>
          <table:table-cell table:formula="of:=[.J29]&gt;=80" office:value-type="boolean" office:boolean-value="true">
            <text:p>VERDADERO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100*[.O29]/[.B29]" office:value-type="float" office:value="85.9154929577465">
            <text:p>85,92</text:p>
          </table:table-cell>
          <table:table-cell table:formula="of:=([.P29]&gt;=80)    AND    ([.N29]&lt;60)    AND    ([.N29]&gt;0)" office:value-type="boolean" office:boolean-value="true">
            <text:p>VERDADERO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100*[.U29]/[.B29]" office:value-type="float" office:value="85.9154929577465">
            <text:p>85,92</text:p>
          </table:table-cell>
          <table:table-cell table:formula="of:=([.V29]&gt;=80)    AND    ([.T29]&lt;60)    AND    ([.T29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30]*[.D30]" office:value-type="float" office:value="56">
            <text:p>56</text:p>
          </table:table-cell>
          <table:table-cell table:formula="of:=[.E30]*[.F30]"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table:formula="of:=100*[.I30]/[.B30]" office:value-type="float" office:value="100">
            <text:p>100</text:p>
          </table:table-cell>
          <table:table-cell table:formula="of:=[.J30]&gt;=80" office:value-type="boolean" office:boolean-value="true">
            <text:p>VERDADERO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100*[.O30]/[.B30]" office:value-type="float" office:value="90.6474820143885">
            <text:p>90,65</text:p>
          </table:table-cell>
          <table:table-cell table:formula="of:=([.P30]&gt;=80)    AND    ([.N30]&lt;60)    AND    ([.N30]&gt;0)" office:value-type="boolean" office:boolean-value="true">
            <text:p>VERDADERO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100*[.U30]/[.B30]" office:value-type="float" office:value="90.6474820143885">
            <text:p>90,65</text:p>
          </table:table-cell>
          <table:table-cell table:formula="of:=([.V30]&gt;=80)    AND    ([.T30]&lt;60)    AND    ([.T30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31]*[.D31]" office:value-type="float" office:value="56">
            <text:p>56</text:p>
          </table:table-cell>
          <table:table-cell table:formula="of:=[.E31]*[.F31]"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table:formula="of:=100*[.I31]/[.B31]" office:value-type="float" office:value="100">
            <text:p>100</text:p>
          </table:table-cell>
          <table:table-cell table:formula="of:=[.J31]&gt;=80" office:value-type="boolean" office:boolean-value="true">
            <text:p>VERDADERO</text:p>
          </table:table-cell>
          <table:table-cell/>
          <table:table-cell table:style-name="Default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formula="of:=100*[.O31]/[.B31]" office:value-type="float" office:value="97.2972972972973">
            <text:p>97,3</text:p>
          </table:table-cell>
          <table:table-cell table:formula="of:=([.P31]&gt;=80)    AND    ([.N31]&lt;60)    AND    ([.N31]&gt;0)" office:value-type="boolean" office:boolean-value="true">
            <text:p>VERDADERO</text:p>
          </table:table-cell>
          <table:table-cell/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table:formula="of:=100*[.U31]/[.B31]" office:value-type="float" office:value="88.030888030888">
            <text:p>88,03</text:p>
          </table:table-cell>
          <table:table-cell table:formula="of:=([.V31]&gt;=80)    AND    ([.T31]&lt;60)    AND    ([.T31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32]*[.D32]" office:value-type="float" office:value="49">
            <text:p>49</text:p>
          </table:table-cell>
          <table:table-cell table:formula="of:=[.E32]*[.F32]"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table:formula="of:=100*[.I32]/[.B32]" office:value-type="float" office:value="100">
            <text:p>100</text:p>
          </table:table-cell>
          <table:table-cell table:formula="of:=[.J32]&gt;=80" office:value-type="boolean" office:boolean-value="true">
            <text:p>VERDADERO</text:p>
          </table:table-cell>
          <table:table-cell/>
          <table:table-cell table:style-name="Default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table:formula="of:=100*[.O32]/[.B32]" office:value-type="float" office:value="92.1259842519685">
            <text:p>92,13</text:p>
          </table:table-cell>
          <table:table-cell table:formula="of:=([.P32]&gt;=80)    AND    ([.N32]&lt;60)    AND    ([.N32]&gt;0)" office:value-type="boolean" office:boolean-value="true">
            <text:p>VERDADERO</text:p>
          </table:table-cell>
          <table:table-cell/>
          <table:table-cell table:style-name="Default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table:formula="of:=100*[.U32]/[.B32]" office:value-type="float" office:value="85.0393700787402">
            <text:p>85,04</text:p>
          </table:table-cell>
          <table:table-cell table:formula="of:=([.V32]&gt;=80)    AND    ([.T32]&lt;60)    AND    ([.T32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33]*[.D33]" office:value-type="float" office:value="54">
            <text:p>54</text:p>
          </table:table-cell>
          <table:table-cell table:formula="of:=[.E33]*[.F33]" office:value-type="float" office:value="270">
            <text:p>270</text:p>
          </table:table-cell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table:formula="of:=100*[.I33]/[.B33]" office:value-type="float" office:value="100">
            <text:p>100</text:p>
          </table:table-cell>
          <table:table-cell table:formula="of:=[.J33]&gt;=80" office:value-type="boolean" office:boolean-value="true">
            <text:p>VERDADERO</text:p>
          </table:table-cell>
          <table:table-cell/>
          <table:table-cell table:style-name="Default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table:formula="of:=100*[.O33]/[.B33]" office:value-type="float" office:value="94.1176470588235">
            <text:p>94,12</text:p>
          </table:table-cell>
          <table:table-cell table:formula="of:=([.P33]&gt;=80)    AND    ([.N33]&lt;60)    AND    ([.N33]&gt;0)" office:value-type="boolean" office:boolean-value="true">
            <text:p>VERDADERO</text:p>
          </table:table-cell>
          <table:table-cell/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84">
            <text:p>184</text:p>
          </table:table-cell>
          <table:table-cell table:formula="of:=100*[.U33]/[.B33]" office:value-type="float" office:value="90.1960784313726">
            <text:p>90,2</text:p>
          </table:table-cell>
          <table:table-cell table:formula="of:=([.V33]&gt;=80)    AND    ([.T33]&lt;60)    AND    ([.T33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34]*[.D34]" office:value-type="float" office:value="56">
            <text:p>56</text:p>
          </table:table-cell>
          <table:table-cell table:formula="of:=[.E34]*[.F34]" office:value-type="float" office:value="336">
            <text:p>336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table:formula="of:=100*[.I34]/[.B34]" office:value-type="float" office:value="100">
            <text:p>100</text:p>
          </table:table-cell>
          <table:table-cell table:formula="of:=[.J34]&gt;=80" office:value-type="boolean" office:boolean-value="true">
            <text:p>VERDADERO</text:p>
          </table:table-cell>
          <table:table-cell/>
          <table:table-cell table:style-name="Default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table:formula="of:=100*[.O34]/[.B34]" office:value-type="float" office:value="95.8333333333333">
            <text:p>95,83</text:p>
          </table:table-cell>
          <table:table-cell table:formula="of:=([.P34]&gt;=80)    AND    ([.N34]&lt;60)    AND    ([.N34]&gt;0)" office:value-type="boolean" office:boolean-value="true">
            <text:p>VERDADERO</text:p>
          </table:table-cell>
          <table:table-cell/>
          <table:table-cell table:style-name="Default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8">
            <text:p>138</text:p>
          </table:table-cell>
          <table:table-cell table:formula="of:=100*[.U34]/[.B34]" office:value-type="float" office:value="95.8333333333333">
            <text:p>95,83</text:p>
          </table:table-cell>
          <table:table-cell table:formula="of:=([.V34]&gt;=80)    AND    ([.T34]&lt;60)    AND    ([.T34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35]*[.D35]" office:value-type="float" office:value="56">
            <text:p>56</text:p>
          </table:table-cell>
          <table:table-cell table:formula="of:=[.E35]*[.F35]" office:value-type="float" office:value="336">
            <text:p>336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table:formula="of:=100*[.I35]/[.B35]" office:value-type="float" office:value="100">
            <text:p>100</text:p>
          </table:table-cell>
          <table:table-cell table:formula="of:=[.J35]&gt;=80" office:value-type="boolean" office:boolean-value="true">
            <text:p>VERDADERO</text:p>
          </table:table-cell>
          <table:table-cell/>
          <table:table-cell table:style-name="Default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table:formula="of:=100*[.O35]/[.B35]" office:value-type="float" office:value="100">
            <text:p>100</text:p>
          </table:table-cell>
          <table:table-cell table:formula="of:=([.P35]&gt;=80)    AND    ([.N35]&lt;60)    AND    ([.N35]&gt;0)" office:value-type="boolean" office:boolean-value="true">
            <text:p>VERDADERO</text:p>
          </table:table-cell>
          <table:table-cell/>
          <table:table-cell table:style-name="Default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2">
            <text:p>122</text:p>
          </table:table-cell>
          <table:table-cell table:formula="of:=100*[.U35]/[.B35]" office:value-type="float" office:value="100">
            <text:p>100</text:p>
          </table:table-cell>
          <table:table-cell table:formula="of:=([.V35]&gt;=80)    AND    ([.T35]&lt;60)    AND    ([.T35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36]*[.D36]" office:value-type="float" office:value="66">
            <text:p>66</text:p>
          </table:table-cell>
          <table:table-cell table:formula="of:=[.E36]*[.F36]"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266">
            <text:p>266</text:p>
          </table:table-cell>
          <table:table-cell table:formula="of:=100*[.I36]/[.B36]" office:value-type="float" office:value="100">
            <text:p>100</text:p>
          </table:table-cell>
          <table:table-cell table:formula="of:=[.J36]&gt;=80" office:value-type="boolean" office:boolean-value="true">
            <text:p>VERDADERO</text:p>
          </table:table-cell>
          <table:table-cell/>
          <table:table-cell table:style-name="Default" office:value-type="float" office:value="7">
            <text:p>7</text:p>
          </table:table-cell>
          <table:table-cell table:style-name="ce7" office:value-type="float" office:value="64">
            <text:p>64</text:p>
          </table:table-cell>
          <table:table-cell table:style-name="ce12" office:value-type="float" office:value="244">
            <text:p>244</text:p>
          </table:table-cell>
          <table:table-cell table:formula="of:=100*[.O36]/[.B36]" office:value-type="float" office:value="91.7293233082707">
            <text:p>91,73</text:p>
          </table:table-cell>
          <table:table-cell table:formula="of:=([.P36]&gt;=80)    AND    ([.N36]&lt;60)    AND    ([.N36]&gt;0)" office:value-type="boolean" office:boolean-value="false">
            <text:p>FALSO</text:p>
          </table:table-cell>
          <table:table-cell/>
          <table:table-cell table:style-name="Default" office:value-type="float" office:value="7">
            <text:p>7</text:p>
          </table:table-cell>
          <table:table-cell table:style-name="ce17" office:value-type="float" office:value="43">
            <text:p>43</text:p>
          </table:table-cell>
          <table:table-cell office:value-type="float" office:value="228">
            <text:p>228</text:p>
          </table:table-cell>
          <table:table-cell table:formula="of:=100*[.U36]/[.B36]" office:value-type="float" office:value="85.7142857142857">
            <text:p>85,71</text:p>
          </table:table-cell>
          <table:table-cell table:formula="of:=([.V36]&gt;=80)    AND    ([.T36]&lt;60)    AND    ([.T36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C37]*[.D37]" office:value-type="float" office:value="80">
            <text:p>80</text:p>
          </table:table-cell>
          <table:table-cell table:formula="of:=[.E37]*[.F37]" office:value-type="float" office:value="400">
            <text:p>400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formula="of:=100*[.I37]/[.B37]" office:value-type="float" office:value="100">
            <text:p>100</text:p>
          </table:table-cell>
          <table:table-cell table:formula="of:=[.J37]&gt;=80" office:value-type="boolean" office:boolean-value="true">
            <text:p>VERDADERO</text:p>
          </table:table-cell>
          <table:table-cell/>
          <table:table-cell table:style-name="Default"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510">
            <text:p>510</text:p>
          </table:table-cell>
          <table:table-cell table:formula="of:=100*[.O37]/[.B37]" office:value-type="float" office:value="100">
            <text:p>100</text:p>
          </table:table-cell>
          <table:table-cell table:formula="of:=([.P37]&gt;=80)    AND    ([.N37]&lt;60)    AND    ([.N37]&gt;0)" office:value-type="boolean" office:boolean-value="true">
            <text:p>VERDADERO</text:p>
          </table:table-cell>
          <table:table-cell/>
          <table:table-cell table:style-name="Default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10">
            <text:p>510</text:p>
          </table:table-cell>
          <table:table-cell table:formula="of:=100*[.U37]/[.B37]" office:value-type="float" office:value="100">
            <text:p>100</text:p>
          </table:table-cell>
          <table:table-cell table:formula="of:=([.V37]&gt;=80)    AND    ([.T37]&lt;60)    AND    ([.T37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C38]*[.D38]" office:value-type="float" office:value="75">
            <text:p>75</text:p>
          </table:table-cell>
          <table:table-cell table:formula="of:=[.E38]*[.F38]" office:value-type="float" office:value="375">
            <text:p>375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table:formula="of:=100*[.I38]/[.B38]" office:value-type="float" office:value="100">
            <text:p>100</text:p>
          </table:table-cell>
          <table:table-cell table:formula="of:=[.J38]&gt;=80" office:value-type="boolean" office:boolean-value="true">
            <text:p>VERDADERO</text:p>
          </table:table-cell>
          <table:table-cell/>
          <table:table-cell table:style-name="Default"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table:formula="of:=100*[.O38]/[.B38]" office:value-type="float" office:value="100">
            <text:p>100</text:p>
          </table:table-cell>
          <table:table-cell table:formula="of:=([.P38]&gt;=80)    AND    ([.N38]&lt;60)    AND    ([.N38]&gt;0)" office:value-type="boolean" office:boolean-value="true">
            <text:p>VERDADERO</text:p>
          </table:table-cell>
          <table:table-cell/>
          <table:table-cell table:style-name="Default"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table:formula="of:=100*[.U38]/[.B38]" office:value-type="float" office:value="100">
            <text:p>100</text:p>
          </table:table-cell>
          <table:table-cell table:formula="of:=([.V38]&gt;=80)    AND    ([.T38]&lt;60)    AND    ([.T38]&lt;&gt;0)" office:value-type="boolean" office:boolean-value="true">
            <text:p>VERDADERO</text:p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11" office:value-type="string">
            <text:p>Los corrige con time o eso me parecio ver en su ordenador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office:value-type="string">
            <text:p>va a ser cosa de quitar los delete de las listas,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office:value-type="string">
            <text:p>en el 7 se ganan dos segundos fresquisimos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office:value-type="string">
            <text:p>asi podria relajar menos y acercarlo mas al optimo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office:value-type="string">
            <text:p>Cambiar el logaritmo es importantisimo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 table:number-rows-repeated="3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1" table:number-rows-repeated="65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oz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5"/>
        <table:table-column table:style-name="co1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ce2"/>
        <table:table-column table:style-name="co11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ce3"/>
        <table:table-column table:style-name="co1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number-columns-repeated="12" table:default-cell-style-name="Default"/>
        <table:table-row table:style-name="ro1">
          <table:table-cell table:number-columns-repeated="7"/>
          <table:table-cell table:style-name="ce1" office:value-type="string" table:number-columns-spanned="4" table:number-rows-spanned="1">
            <text:p>6 iteraciones</text:p>
          </table:table-cell>
          <table:covered-table-cell table:number-columns-repeated="3"/>
          <table:table-cell table:style-name="ce1" office:value-type="float" office:value="7" table:number-columns-spanned="4" table:number-rows-spanned="1">
            <text:p>7</text:p>
          </table:table-cell>
          <table:covered-table-cell table:number-columns-repeated="3"/>
          <table:table-cell table:style-name="ce1" office:value-type="float" office:value="8" table:number-columns-spanned="4" table:number-rows-spanned="1">
            <text:p>8</text:p>
          </table:table-cell>
          <table:covered-table-cell table:number-columns-repeated="3"/>
          <table:table-cell table:style-name="ce1" office:value-type="float" office:value="9" table:number-columns-spanned="4" table:number-rows-spanned="1">
            <text:p>9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office:value-type="string">
            <text:p>Tab</text:p>
          </table:table-cell>
          <table:table-cell office:value-type="string">
            <text:p>max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color</text:p>
          </table:table-cell>
          <table:table-cell office:value-type="string">
            <text:p>dim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office:value-type="string">
            <text:p>Calc &gt; 80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office:value-type="string">
            <text:p>Calc &gt; 80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office:value-type="string">
            <text:p>Calc &gt; 80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3" office:value-type="string">
            <text:p>Calc &gt; 80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3" office:value-type="string">
            <text:p>#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3" office:value-type="string">
            <text:p>#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3" office:value-type="string">
            <text:p>#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3]*[.D3]" office:value-type="float" office:value="30">
            <text:p>30</text:p>
          </table:table-cell>
          <table:table-cell table:formula="of:=[.E3]*[.F3]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100*[.I3]/[.B3]" office:value-type="float" office:value="100">
            <text:p>100</text:p>
          </table:table-cell>
          <table:table-cell table:formula="of:=[.J3]&gt;=80" office:value-type="boolean" office:boolean-value="true">
            <text:p>VERDADERO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100*[.M3]/[.B3]" office:value-type="float" office:value="100">
            <text:p>100</text:p>
          </table:table-cell>
          <table:table-cell table:formula="of:=[.N3]&gt;=80" office:value-type="boolean" office:boolean-value="true">
            <text:p>VERDADERO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table:formula="of:=100*[.Q3]/[.B3]" office:value-type="float" office:value="100">
            <text:p>100</text:p>
          </table:table-cell>
          <table:table-cell table:formula="of:=[.R3]&gt;=80" office:value-type="boolean" office:boolean-value="true">
            <text:p>VERDADERO</text:p>
          </table:table-cell>
          <table:table-cell office:value-type="float" office:value="3">
            <text:p>3</text:p>
          </table:table-cell>
          <table:table-cell office:value-type="float" office:value="145">
            <text:p>145</text:p>
          </table:table-cell>
          <table:table-cell table:formula="of:=100*[.U3]/[.N3]" office:value-type="float" office:value="145">
            <text:p>145</text:p>
          </table:table-cell>
          <table:table-cell table:style-name="ce3" table:formula="of:=[.V3]&gt;=80" office:value-type="boolean" office:boolean-value="true">
            <text:p>VERDADERO</text:p>
          </table:table-cell>
          <table:table-cell table:number-columns-repeated="2"/>
          <table:table-cell/>
          <table:table-cell table:style-name="ce3" table:formula="of:=[.Z3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3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3]&gt;=80" office:value-type="boolean" office:boolean-value="false">
            <text:p>FALS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4]*[.D4]" office:value-type="float" office:value="56">
            <text:p>56</text:p>
          </table:table-cell>
          <table:table-cell table:formula="of:=[.E4]*[.F4]" office:value-type="float" office:value="168">
            <text:p>168</text:p>
          </table:table-cell>
          <table:table-cell office:value-type="float" office:value="35">
            <text:p>35</text:p>
          </table:table-cell>
          <table:table-cell office:value-type="float" office:value="496">
            <text:p>496</text:p>
          </table:table-cell>
          <table:table-cell table:formula="of:=100*[.I4]/[.B4]" office:value-type="float" office:value="89.2086330935252">
            <text:p>89,21</text:p>
          </table:table-cell>
          <table:table-cell table:formula="of:=[.J4]&gt;=80" office:value-type="boolean" office:boolean-value="true">
            <text:p>VERDADERO</text:p>
          </table:table-cell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table:formula="of:=100*[.M4]/[.B4]" office:value-type="float" office:value="89.9280575539568">
            <text:p>89,93</text:p>
          </table:table-cell>
          <table:table-cell table:formula="of:=[.N4]&gt;=80" office:value-type="boolean" office:boolean-value="true">
            <text:p>VERDADERO</text:p>
          </table:table-cell>
          <table:table-cell/>
          <table:table-cell/>
          <table:table-cell table:formula="of:=100*[.Q4]/[.B4]" office:value-type="float" office:value="0">
            <text:p>0</text:p>
          </table:table-cell>
          <table:table-cell table:formula="of:=[.R4]&gt;=80" office:value-type="boolean" office:boolean-value="false">
            <text:p>FALSO</text:p>
          </table:table-cell>
          <table:table-cell/>
          <table:table-cell/>
          <table:table-cell table:formula="of:=100*[.U4]/[.N4]" office:value-type="float" office:value="0">
            <text:p>0</text:p>
          </table:table-cell>
          <table:table-cell table:style-name="ce3" table:formula="of:=[.V4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4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4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4]&gt;=80" office:value-type="boolean" office:boolean-value="false">
            <text:p>FALS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5]*[.D5]" office:value-type="float" office:value="56">
            <text:p>56</text:p>
          </table:table-cell>
          <table:table-cell table:formula="of:=[.E5]*[.F5]" office:value-type="float" office:value="168">
            <text:p>168</text:p>
          </table:table-cell>
          <table:table-cell office:value-type="float" office:value="38">
            <text:p>38</text:p>
          </table:table-cell>
          <table:table-cell office:value-type="float" office:value="440">
            <text:p>440</text:p>
          </table:table-cell>
          <table:table-cell table:formula="of:=100*[.I5]/[.B5]" office:value-type="float" office:value="84.942084942085">
            <text:p>84,94</text:p>
          </table:table-cell>
          <table:table-cell table:formula="of:=[.J5]&gt;=80" office:value-type="boolean" office:boolean-value="true">
            <text:p>VERDADERO</text:p>
          </table:table-cell>
          <table:table-cell office:value-type="float" office:value="60">
            <text:p>60</text:p>
          </table:table-cell>
          <table:table-cell office:value-type="float" office:value="404">
            <text:p>404</text:p>
          </table:table-cell>
          <table:table-cell table:formula="of:=100*[.M5]/[.B5]" office:value-type="float" office:value="77.992277992278">
            <text:p>77,99</text:p>
          </table:table-cell>
          <table:table-cell table:formula="of:=[.N5]&gt;=80" office:value-type="boolean" office:boolean-value="false">
            <text:p>FALSO</text:p>
          </table:table-cell>
          <table:table-cell/>
          <table:table-cell/>
          <table:table-cell table:formula="of:=100*[.Q5]/[.B5]" office:value-type="float" office:value="0">
            <text:p>0</text:p>
          </table:table-cell>
          <table:table-cell table:formula="of:=[.R5]&gt;=80" office:value-type="boolean" office:boolean-value="false">
            <text:p>FALSO</text:p>
          </table:table-cell>
          <table:table-cell/>
          <table:table-cell/>
          <table:table-cell table:formula="of:=100*[.U5]/[.N5]" office:value-type="float" office:value="0">
            <text:p>0</text:p>
          </table:table-cell>
          <table:table-cell table:style-name="ce3" table:formula="of:=[.V5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5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5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5]&gt;=80" office:value-type="boolean" office:boolean-value="false">
            <text:p>FALS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6]*[.D6]" office:value-type="float" office:value="49">
            <text:p>49</text:p>
          </table:table-cell>
          <table:table-cell table:formula="of:=[.E6]*[.F6]"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float" office:value="216">
            <text:p>216</text:p>
          </table:table-cell>
          <table:table-cell table:formula="of:=100*[.I6]/[.B6]" office:value-type="float" office:value="85.0393700787402">
            <text:p>85,04</text:p>
          </table:table-cell>
          <table:table-cell table:formula="of:=[.J6]&gt;=80" office:value-type="boolean" office:boolean-value="true">
            <text:p>VERDADERO</text:p>
          </table:table-cell>
          <table:table-cell office:value-type="float" office:value="60">
            <text:p>60</text:p>
          </table:table-cell>
          <table:table-cell office:value-type="float" office:value="190">
            <text:p>190</text:p>
          </table:table-cell>
          <table:table-cell table:formula="of:=100*[.M6]/[.B6]" office:value-type="float" office:value="74.8031496062992">
            <text:p>74,8</text:p>
          </table:table-cell>
          <table:table-cell table:formula="of:=[.N6]&gt;=80" office:value-type="boolean" office:boolean-value="false">
            <text:p>FALSO</text:p>
          </table:table-cell>
          <table:table-cell/>
          <table:table-cell/>
          <table:table-cell table:formula="of:=100*[.Q6]/[.B6]" office:value-type="float" office:value="0">
            <text:p>0</text:p>
          </table:table-cell>
          <table:table-cell table:formula="of:=[.R6]&gt;=80" office:value-type="boolean" office:boolean-value="false">
            <text:p>FALSO</text:p>
          </table:table-cell>
          <table:table-cell/>
          <table:table-cell/>
          <table:table-cell table:formula="of:=100*[.U6]/[.N6]" office:value-type="float" office:value="0">
            <text:p>0</text:p>
          </table:table-cell>
          <table:table-cell table:style-name="ce3" table:formula="of:=[.V6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6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6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6]&gt;=80" office:value-type="boolean" office:boolean-value="false">
            <text:p>FALS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7]*[.D7]" office:value-type="float" office:value="54">
            <text:p>54</text:p>
          </table:table-cell>
          <table:table-cell table:formula="of:=[.E7]*[.F7]" office:value-type="float" office:value="270">
            <text:p>270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table:formula="of:=100*[.I7]/[.B7]" office:value-type="float" office:value="42.156862745098">
            <text:p>42,16</text:p>
          </table:table-cell>
          <table:table-cell table:formula="of:=[.J7]&gt;=80" office:value-type="boolean" office:boolean-value="false">
            <text:p>FALSO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table:formula="of:=100*[.M7]/[.B7]" office:value-type="float" office:value="40.1960784313726">
            <text:p>40,2</text:p>
          </table:table-cell>
          <table:table-cell table:formula="of:=[.N7]&gt;=80" office:value-type="boolean" office:boolean-value="false">
            <text:p>FALSO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table:formula="of:=100*[.Q7]/[.B7]" office:value-type="float" office:value="41.1764705882353">
            <text:p>41,18</text:p>
          </table:table-cell>
          <table:table-cell table:formula="of:=[.R7]&gt;=80" office:value-type="boolean" office:boolean-value="false">
            <text:p>FALSO</text:p>
          </table:table-cell>
          <table:table-cell/>
          <table:table-cell/>
          <table:table-cell table:formula="of:=100*[.U7]/[.N7]" office:value-type="float" office:value="0">
            <text:p>0</text:p>
          </table:table-cell>
          <table:table-cell table:style-name="ce3" table:formula="of:=[.V7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7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7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7]&gt;=80" office:value-type="boolean" office:boolean-value="false">
            <text:p>FALSO</text:p>
          </table:table-cell>
        </table:table-row>
        <table:table-row table:style-name="ro1">
          <table:table-cell table:style-name="ce14" office:value-type="float" office:value="5">
            <text:p>5</text:p>
          </table:table-cell>
          <table:table-cell table:style-name="ce14" office:value-type="float" office:value="144">
            <text:p>14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6">
            <text:p>6</text:p>
          </table:table-cell>
          <table:table-cell table:style-name="ce14" table:formula="of:=[.C8]*[.D8]" office:value-type="float" office:value="56">
            <text:p>56</text:p>
          </table:table-cell>
          <table:table-cell table:formula="of:=[.E8]*[.F8]" office:value-type="float" office:value="336">
            <text:p>336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98">
            <text:p>98</text:p>
          </table:table-cell>
          <table:table-cell table:style-name="ce14" table:formula="of:=100*[.I8]/[.B8]" office:value-type="float" office:value="68.0555555555556">
            <text:p>68,06</text:p>
          </table:table-cell>
          <table:table-cell table:style-name="ce16" table:formula="of:=[.J8]&gt;=80" office:value-type="boolean" office:boolean-value="false">
            <text:p>FALSO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4">
            <text:p>84</text:p>
          </table:table-cell>
          <table:table-cell table:style-name="ce14" table:formula="of:=100*[.M8]/[.B8]" office:value-type="float" office:value="58.3333333333333">
            <text:p>58,33</text:p>
          </table:table-cell>
          <table:table-cell table:style-name="ce14" table:formula="of:=[.N8]&gt;=80" office:value-type="boolean" office:boolean-value="false">
            <text:p>FALSO</text:p>
          </table:table-cell>
          <table:table-cell table:style-name="ce14"/>
          <table:table-cell table:style-name="ce14"/>
          <table:table-cell table:style-name="ce14" table:formula="of:=100*[.Q8]/[.B8]" office:value-type="float" office:value="0">
            <text:p>0</text:p>
          </table:table-cell>
          <table:table-cell table:style-name="ce14" table:formula="of:=[.R8]&gt;=80" office:value-type="boolean" office:boolean-value="false">
            <text:p>FALSO</text:p>
          </table:table-cell>
          <table:table-cell table:style-name="ce14"/>
          <table:table-cell table:style-name="ce14"/>
          <table:table-cell table:style-name="ce14" table:formula="of:=100*[.U8]/[.N8]" office:value-type="float" office:value="0">
            <text:p>0</text:p>
          </table:table-cell>
          <table:table-cell table:style-name="ce14" table:formula="of:=[.V8]&gt;=80" office:value-type="boolean" office:boolean-value="false">
            <text:p>FALSO</text:p>
          </table:table-cell>
          <table:table-cell table:style-name="ce14"/>
          <table:table-cell/>
          <table:table-cell/>
          <table:table-cell table:style-name="ce3" table:formula="of:=[.Z8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8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8]&gt;=80" office:value-type="boolean" office:boolean-value="false">
            <text:p>FALSO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9]*[.D9]" office:value-type="float" office:value="56">
            <text:p>56</text:p>
          </table:table-cell>
          <table:table-cell table:formula="of:=[.E9]*[.F9]" office:value-type="float" office:value="336">
            <text:p>336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formula="of:=100*[.I9]/[.B9]" office:value-type="float" office:value="81.9672131147541">
            <text:p>81,97</text:p>
          </table:table-cell>
          <table:table-cell table:formula="of:=[.J9]&gt;=80" office:value-type="boolean" office:boolean-value="true">
            <text:p>VERDADERO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table:formula="of:=100*[.M9]/[.B9]" office:value-type="float" office:value="31.1475409836066">
            <text:p>31,15</text:p>
          </table:table-cell>
          <table:table-cell table:formula="of:=[.N9]&gt;=80" office:value-type="boolean" office:boolean-value="false">
            <text:p>FALSO</text:p>
          </table:table-cell>
          <table:table-cell/>
          <table:table-cell/>
          <table:table-cell table:formula="of:=100*[.Q9]/[.B9]" office:value-type="float" office:value="0">
            <text:p>0</text:p>
          </table:table-cell>
          <table:table-cell table:formula="of:=[.R9]&gt;=80" office:value-type="boolean" office:boolean-value="false">
            <text:p>FALSO</text:p>
          </table:table-cell>
          <table:table-cell/>
          <table:table-cell/>
          <table:table-cell table:formula="of:=100*[.U9]/[.N9]" office:value-type="float" office:value="0">
            <text:p>0</text:p>
          </table:table-cell>
          <table:table-cell table:style-name="ce3" table:formula="of:=[.V9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9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9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9]&gt;=80" office:value-type="boolean" office:boolean-value="false">
            <text:p>FALS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10]*[.D10]" office:value-type="float" office:value="66">
            <text:p>66</text:p>
          </table:table-cell>
          <table:table-cell table:formula="of:=[.E10]*[.F10]" office:value-type="float" office:value="330">
            <text:p>330</text:p>
          </table:table-cell>
          <table:table-cell office:value-type="float" office:value="60">
            <text:p>60</text:p>
          </table:table-cell>
          <table:table-cell office:value-type="float" office:value="116">
            <text:p>116</text:p>
          </table:table-cell>
          <table:table-cell table:formula="of:=100*[.I10]/[.B10]" office:value-type="float" office:value="43.609022556391">
            <text:p>43,61</text:p>
          </table:table-cell>
          <table:table-cell table:formula="of:=[.J10]&gt;=80" office:value-type="boolean" office:boolean-value="false">
            <text:p>FALSO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 table:formula="of:=100*[.M10]/[.B10]" office:value-type="float" office:value="49.6240601503759">
            <text:p>49,62</text:p>
          </table:table-cell>
          <table:table-cell table:formula="of:=[.N10]&gt;=80" office:value-type="boolean" office:boolean-value="false">
            <text:p>FALSO</text:p>
          </table:table-cell>
          <table:table-cell/>
          <table:table-cell/>
          <table:table-cell table:formula="of:=100*[.Q10]/[.B10]" office:value-type="float" office:value="0">
            <text:p>0</text:p>
          </table:table-cell>
          <table:table-cell table:formula="of:=[.R10]&gt;=80" office:value-type="boolean" office:boolean-value="false">
            <text:p>FALSO</text:p>
          </table:table-cell>
          <table:table-cell/>
          <table:table-cell/>
          <table:table-cell table:formula="of:=100*[.U10]/[.N10]" office:value-type="float" office:value="0">
            <text:p>0</text:p>
          </table:table-cell>
          <table:table-cell table:style-name="ce3" table:formula="of:=[.V10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10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0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0]&gt;=80" office:value-type="boolean" office:boolean-value="false">
            <text:p>FALS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C11]*[.D11]" office:value-type="float" office:value="80">
            <text:p>80</text:p>
          </table:table-cell>
          <table:table-cell table:formula="of:=[.E11]*[.F11]" office:value-type="float" office:value="400">
            <text:p>400</text:p>
          </table:table-cell>
          <table:table-cell office:value-type="float" office:value="60">
            <text:p>60</text:p>
          </table:table-cell>
          <table:table-cell office:value-type="float" office:value="266">
            <text:p>266</text:p>
          </table:table-cell>
          <table:table-cell table:formula="of:=100*[.I11]/[.B11]" office:value-type="float" office:value="52.156862745098">
            <text:p>52,16</text:p>
          </table:table-cell>
          <table:table-cell table:formula="of:=[.J11]&gt;=80" office:value-type="boolean" office:boolean-value="false">
            <text:p>FALSO</text:p>
          </table:table-cell>
          <table:table-cell office:value-type="float" office:value="60">
            <text:p>60</text:p>
          </table:table-cell>
          <table:table-cell office:value-type="float" office:value="292">
            <text:p>292</text:p>
          </table:table-cell>
          <table:table-cell table:formula="of:=100*[.M11]/[.B11]" office:value-type="float" office:value="57.2549019607843">
            <text:p>57,25</text:p>
          </table:table-cell>
          <table:table-cell table:formula="of:=[.N11]&gt;=80" office:value-type="boolean" office:boolean-value="false">
            <text:p>FALSO</text:p>
          </table:table-cell>
          <table:table-cell/>
          <table:table-cell/>
          <table:table-cell table:formula="of:=100*[.Q11]/[.B11]" office:value-type="float" office:value="0">
            <text:p>0</text:p>
          </table:table-cell>
          <table:table-cell table:formula="of:=[.R11]&gt;=80" office:value-type="boolean" office:boolean-value="false">
            <text:p>FALSO</text:p>
          </table:table-cell>
          <table:table-cell/>
          <table:table-cell/>
          <table:table-cell table:formula="of:=100*[.U11]/[.N11]" office:value-type="float" office:value="0">
            <text:p>0</text:p>
          </table:table-cell>
          <table:table-cell table:style-name="ce3" table:formula="of:=[.V11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11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1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1]&gt;=80" office:value-type="boolean" office:boolean-value="false">
            <text:p>FALSO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C12]*[.D12]" office:value-type="float" office:value="75">
            <text:p>75</text:p>
          </table:table-cell>
          <table:table-cell table:formula="of:=[.E12]*[.F12]" office:value-type="float" office:value="375">
            <text:p>375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table:formula="of:=100*[.I12]/[.B12]" office:value-type="float" office:value="48.1012658227848">
            <text:p>48,1</text:p>
          </table:table-cell>
          <table:table-cell table:formula="of:=[.J12]&gt;=80" office:value-type="boolean" office:boolean-value="false">
            <text:p>FALSO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table:formula="of:=100*[.M12]/[.B12]" office:value-type="float" office:value="51.8987341772152">
            <text:p>51,9</text:p>
          </table:table-cell>
          <table:table-cell table:formula="of:=[.N12]&gt;=80" office:value-type="boolean" office:boolean-value="false">
            <text:p>FALSO</text:p>
          </table:table-cell>
          <table:table-cell/>
          <table:table-cell/>
          <table:table-cell table:formula="of:=100*[.Q12]/[.B12]" office:value-type="float" office:value="0">
            <text:p>0</text:p>
          </table:table-cell>
          <table:table-cell table:formula="of:=[.R12]&gt;=80" office:value-type="boolean" office:boolean-value="false">
            <text:p>FALSO</text:p>
          </table:table-cell>
          <table:table-cell/>
          <table:table-cell/>
          <table:table-cell table:formula="of:=100*[.U12]/[.N12]" office:value-type="float" office:value="0">
            <text:p>0</text:p>
          </table:table-cell>
          <table:table-cell table:style-name="ce3" table:formula="of:=[.V12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Z12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2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2]&gt;=80" office:value-type="boolean" office:boolean-value="false">
            <text:p>FALSO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7"/>
          <table:table-cell table:style-name="Default"/>
          <table:table-cell table:number-columns-repeated="6"/>
          <table:table-cell/>
          <table:table-cell table:style-name="ce3" table:formula="of:=[.Z13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3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3]&gt;=80" office:value-type="boolean" office:boolean-value="false">
            <text:p>FALSO</text:p>
          </table:table-cell>
        </table:table-row>
        <table:table-row table:style-name="ro1">
          <table:table-cell office:value-type="string">
            <text:p>Tab</text:p>
          </table:table-cell>
          <table:table-cell office:value-type="string">
            <text:p>max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color</text:p>
          </table:table-cell>
          <table:table-cell office:value-type="string">
            <text:p>dim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office:value-type="string">
            <text:p>3 ITS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2" office:value-type="string">
            <text:p>4 ITS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2" office:value-type="string">
            <text:p>5 ITS</text:p>
          </table:table-cell>
          <table:table-cell office:value-type="string">
            <text:p>T</text:p>
          </table:table-cell>
          <table:table-cell office:value-type="string">
            <text:p>max</text:p>
          </table:table-cell>
          <table:table-cell office:value-type="string">
            <text:p>max%</text:p>
          </table:table-cell>
          <table:table-cell table:style-name="ce2" office:value-type="string">
            <text:p>6 ITS</text:p>
          </table:table-cell>
          <table:table-cell table:number-columns-repeated="2"/>
          <table:table-cell/>
          <table:table-cell table:style-name="ce3" table:formula="of:=[.Z14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4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4]&gt;=80" office:value-type="boolean" office:boolean-value="false">
            <text:p>FALS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15]*[.D15]" office:value-type="float" office:value="30">
            <text:p>30</text:p>
          </table:table-cell>
          <table:table-cell table:formula="of:=[.E15]*[.F15]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100*[.I15]/[.B15]" office:value-type="float" office:value="85.9154929577465">
            <text:p>85,92</text:p>
          </table:table-cell>
          <table:table-cell table:formula="of:=[.J15]&gt;=80" office:value-type="boolean" office:boolean-value="true">
            <text:p>VERDADERO</text:p>
          </table:table-cell>
          <table:table-cell/>
          <table:table-cell office:value-type="float" office:value="122">
            <text:p>122</text:p>
          </table:table-cell>
          <table:table-cell table:formula="of:=100*[.M15]/[.B15]" office:value-type="float" office:value="85.9154929577465">
            <text:p>85,92</text:p>
          </table:table-cell>
          <table:table-cell table:formula="of:=[.N15]&gt;=80" office:value-type="boolean" office:boolean-value="true">
            <text:p>VERDADERO</text:p>
          </table:table-cell>
          <table:table-cell/>
          <table:table-cell office:value-type="float" office:value="122">
            <text:p>122</text:p>
          </table:table-cell>
          <table:table-cell table:formula="of:=[.Q15]*100/[.B15]" office:value-type="float" office:value="85.9154929577465">
            <text:p>85,92</text:p>
          </table:table-cell>
          <table:table-cell table:style-name="Default" table:formula="of:=[.R15]&gt;80" office:value-type="boolean" office:boolean-value="true">
            <text:p>VERDADERO</text:p>
          </table:table-cell>
          <table:table-cell table:number-columns-repeated="6"/>
          <table:table-cell/>
          <table:table-cell table:style-name="ce3" table:formula="of:=[.Z15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5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5]&gt;=80" office:value-type="boolean" office:boolean-value="false">
            <text:p>FALS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16]*[.D16]" office:value-type="float" office:value="56">
            <text:p>56</text:p>
          </table:table-cell>
          <table:table-cell table:formula="of:=[.E16]*[.F16]" office:value-type="float" office:value="168">
            <text:p>168</text:p>
          </table:table-cell>
          <table:table-cell office:value-type="float" office:value="35">
            <text:p>35</text:p>
          </table:table-cell>
          <table:table-cell office:value-type="float" office:value="340">
            <text:p>340</text:p>
          </table:table-cell>
          <table:table-cell table:formula="of:=100*[.I16]/[.B16]" office:value-type="float" office:value="61.1510791366907">
            <text:p>61,15</text:p>
          </table:table-cell>
          <table:table-cell table:formula="of:=[.J16]&gt;=80" office:value-type="boolean" office:boolean-value="false">
            <text:p>FALSO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table:formula="of:=100*[.M16]/[.B16]" office:value-type="float" office:value="56.1151079136691">
            <text:p>56,12</text:p>
          </table:table-cell>
          <table:table-cell table:formula="of:=[.N16]&gt;=80" office:value-type="boolean" office:boolean-value="false">
            <text:p>FALSO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table:formula="of:=[.Q16]*100/[.B16]" office:value-type="float" office:value="71.5827338129496">
            <text:p>71,58</text:p>
          </table:table-cell>
          <table:table-cell table:style-name="Default" table:formula="of:=[.R16]&gt;80" office:value-type="boolean" office:boolean-value="false">
            <text:p>FALSO</text:p>
          </table:table-cell>
          <table:table-cell table:number-columns-repeated="6"/>
          <table:table-cell/>
          <table:table-cell table:style-name="ce3" table:formula="of:=[.Z16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6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6]&gt;=80" office:value-type="boolean" office:boolean-value="false">
            <text:p>FALS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17]*[.D17]" office:value-type="float" office:value="56">
            <text:p>56</text:p>
          </table:table-cell>
          <table:table-cell table:formula="of:=[.E17]*[.F17]" office:value-type="float" office:value="168">
            <text:p>168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  <table:table-cell table:formula="of:=100*[.I17]/[.B17]" office:value-type="float" office:value="49.4208494208494">
            <text:p>49,42</text:p>
          </table:table-cell>
          <table:table-cell table:formula="of:=[.J17]&gt;=80" office:value-type="boolean" office:boolean-value="false">
            <text:p>FALSO</text:p>
          </table:table-cell>
          <table:table-cell/>
          <table:table-cell office:value-type="float" office:value="328">
            <text:p>328</text:p>
          </table:table-cell>
          <table:table-cell table:formula="of:=100*[.M17]/[.B17]" office:value-type="float" office:value="63.3204633204633">
            <text:p>63,32</text:p>
          </table:table-cell>
          <table:table-cell table:formula="of:=[.N17]&gt;=80" office:value-type="boolean" office:boolean-value="false">
            <text:p>FALSO</text:p>
          </table:table-cell>
          <table:table-cell/>
          <table:table-cell office:value-type="float" office:value="422">
            <text:p>422</text:p>
          </table:table-cell>
          <table:table-cell table:formula="of:=[.Q17]*100/[.B17]" office:value-type="float" office:value="81.4671814671815">
            <text:p>81,47</text:p>
          </table:table-cell>
          <table:table-cell table:style-name="Default" table:formula="of:=[.R17]&gt;80" office:value-type="boolean" office:boolean-value="true">
            <text:p>VERDADERO</text:p>
          </table:table-cell>
          <table:table-cell table:number-columns-repeated="6"/>
          <table:table-cell/>
          <table:table-cell table:style-name="ce3" table:formula="of:=[.Z17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7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7]&gt;=80" office:value-type="boolean" office:boolean-value="false">
            <text:p>FALS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18]*[.D18]" office:value-type="float" office:value="49">
            <text:p>49</text:p>
          </table:table-cell>
          <table:table-cell table:formula="of:=[.E18]*[.F18]"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float" office:value="132">
            <text:p>132</text:p>
          </table:table-cell>
          <table:table-cell table:formula="of:=100*[.I18]/[.B18]" office:value-type="float" office:value="51.9685039370079">
            <text:p>51,97</text:p>
          </table:table-cell>
          <table:table-cell table:formula="of:=[.J18]&gt;=80" office:value-type="boolean" office:boolean-value="false">
            <text:p>FALSO</text:p>
          </table:table-cell>
          <table:table-cell/>
          <table:table-cell office:value-type="float" office:value="150">
            <text:p>150</text:p>
          </table:table-cell>
          <table:table-cell table:formula="of:=100*[.M18]/[.B18]" office:value-type="float" office:value="59.0551181102362">
            <text:p>59,06</text:p>
          </table:table-cell>
          <table:table-cell table:formula="of:=[.N18]&gt;=80" office:value-type="boolean" office:boolean-value="false">
            <text:p>FALSO</text:p>
          </table:table-cell>
          <table:table-cell/>
          <table:table-cell office:value-type="float" office:value="175">
            <text:p>175</text:p>
          </table:table-cell>
          <table:table-cell table:formula="of:=[.Q18]*100/[.B18]" office:value-type="float" office:value="68.8976377952756">
            <text:p>68,9</text:p>
          </table:table-cell>
          <table:table-cell table:style-name="Default" table:formula="of:=[.R18]&gt;80" office:value-type="boolean" office:boolean-value="false">
            <text:p>FALSO</text:p>
          </table:table-cell>
          <table:table-cell table:number-columns-repeated="6"/>
          <table:table-cell/>
          <table:table-cell table:style-name="ce3" table:formula="of:=[.Z18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8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8]&gt;=80" office:value-type="boolean" office:boolean-value="false">
            <text:p>FALS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19]*[.D19]" office:value-type="float" office:value="54">
            <text:p>54</text:p>
          </table:table-cell>
          <table:table-cell table:formula="of:=[.E19]*[.F19]" office:value-type="float" office:value="270">
            <text:p>270</text:p>
          </table:table-cell>
          <table:table-cell office:value-type="float" office:value="14">
            <text:p>14</text:p>
          </table:table-cell>
          <table:table-cell office:value-type="float" office:value="110">
            <text:p>110</text:p>
          </table:table-cell>
          <table:table-cell table:formula="of:=100*[.I19]/[.B19]" office:value-type="float" office:value="53.921568627451">
            <text:p>53,92</text:p>
          </table:table-cell>
          <table:table-cell table:formula="of:=[.J19]&gt;=80" office:value-type="boolean" office:boolean-value="false">
            <text:p>FALSO</text:p>
          </table:table-cell>
          <table:table-cell/>
          <table:table-cell office:value-type="float" office:value="104">
            <text:p>104</text:p>
          </table:table-cell>
          <table:table-cell table:formula="of:=100*[.M19]/[.B19]" office:value-type="float" office:value="50.9803921568627">
            <text:p>50,98</text:p>
          </table:table-cell>
          <table:table-cell table:formula="of:=[.N19]&gt;=80" office:value-type="boolean" office:boolean-value="false">
            <text:p>FALSO</text:p>
          </table:table-cell>
          <table:table-cell/>
          <table:table-cell office:value-type="float" office:value="90">
            <text:p>90</text:p>
          </table:table-cell>
          <table:table-cell table:formula="of:=[.Q19]*100/[.B19]" office:value-type="float" office:value="44.1176470588235">
            <text:p>44,12</text:p>
          </table:table-cell>
          <table:table-cell table:style-name="Default" table:formula="of:=[.R19]&gt;80" office:value-type="boolean" office:boolean-value="false">
            <text:p>FALSO</text:p>
          </table:table-cell>
          <table:table-cell table:number-columns-repeated="6"/>
          <table:table-cell/>
          <table:table-cell table:style-name="ce3" table:formula="of:=[.Z19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D19]&gt;=80" office:value-type="boolean" office:boolean-value="false">
            <text:p>FALSO</text:p>
          </table:table-cell>
          <table:table-cell table:number-columns-repeated="2"/>
          <table:table-cell/>
          <table:table-cell table:style-name="ce3" table:formula="of:=[.AH19]&gt;=80" office:value-type="boolean" office:boolean-value="false">
            <text:p>FALSO</text:p>
          </table:table-cell>
        </table:table-row>
        <table:table-row table:style-name="ro1">
          <table:table-cell table:style-name="ce14" office:value-type="float" office:value="5">
            <text:p>5</text:p>
          </table:table-cell>
          <table:table-cell table:style-name="ce14" office:value-type="float" office:value="144">
            <text:p>14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6">
            <text:p>6</text:p>
          </table:table-cell>
          <table:table-cell table:style-name="ce14" table:formula="of:=[.C20]*[.D20]" office:value-type="float" office:value="56">
            <text:p>56</text:p>
          </table:table-cell>
          <table:table-cell table:formula="of:=[.E20]*[.F20]" office:value-type="float" office:value="336">
            <text:p>336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00">
            <text:p>100</text:p>
          </table:table-cell>
          <table:table-cell table:style-name="ce14" table:formula="of:=100*[.I20]/[.B20]" office:value-type="float" office:value="69.4444444444444">
            <text:p>69,44</text:p>
          </table:table-cell>
          <table:table-cell table:style-name="ce16" table:formula="of:=[.J20]&gt;=80" office:value-type="boolean" office:boolean-value="false">
            <text:p>FALSO</text:p>
          </table:table-cell>
          <table:table-cell table:style-name="ce14"/>
          <table:table-cell table:style-name="ce14" office:value-type="float" office:value="104">
            <text:p>104</text:p>
          </table:table-cell>
          <table:table-cell table:style-name="ce14" table:formula="of:=100*[.M20]/[.B20]" office:value-type="float" office:value="72.2222222222222">
            <text:p>72,22</text:p>
          </table:table-cell>
          <table:table-cell table:style-name="ce14" table:formula="of:=[.N20]&gt;=80" office:value-type="boolean" office:boolean-value="false">
            <text:p>FALSO</text:p>
          </table:table-cell>
          <table:table-cell table:style-name="ce14"/>
          <table:table-cell table:style-name="ce14" office:value-type="float" office:value="100">
            <text:p>100</text:p>
          </table:table-cell>
          <table:table-cell table:formula="of:=[.Q20]*100/[.B20]" office:value-type="float" office:value="69.4444444444444">
            <text:p>69,44</text:p>
          </table:table-cell>
          <table:table-cell table:style-name="Default" table:formula="of:=[.R20]&gt;80" office:value-type="boolean" office:boolean-value="false">
            <text:p>FALSO</text:p>
          </table:table-cell>
          <table:table-cell table:style-name="ce14" table:number-columns-repeated="5"/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21]*[.D21]" office:value-type="float" office:value="56">
            <text:p>56</text:p>
          </table:table-cell>
          <table:table-cell table:formula="of:=[.E21]*[.F21]" office:value-type="float" office:value="336">
            <text:p>336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formula="of:=100*[.I21]/[.B21]" office:value-type="float" office:value="81.9672131147541">
            <text:p>81,97</text:p>
          </table:table-cell>
          <table:table-cell table:formula="of:=[.J21]&gt;=80" office:value-type="boolean" office:boolean-value="true">
            <text:p>VERDADERO</text:p>
          </table:table-cell>
          <table:table-cell/>
          <table:table-cell office:value-type="float" office:value="94">
            <text:p>94</text:p>
          </table:table-cell>
          <table:table-cell table:formula="of:=100*[.M21]/[.B21]" office:value-type="float" office:value="77.0491803278689">
            <text:p>77,05</text:p>
          </table:table-cell>
          <table:table-cell table:formula="of:=[.N21]&gt;=80" office:value-type="boolean" office:boolean-value="false">
            <text:p>FALSO</text:p>
          </table:table-cell>
          <table:table-cell/>
          <table:table-cell office:value-type="float" office:value="94">
            <text:p>94</text:p>
          </table:table-cell>
          <table:table-cell table:formula="of:=[.Q21]*100/[.B21]" office:value-type="float" office:value="77.0491803278689">
            <text:p>77,05</text:p>
          </table:table-cell>
          <table:table-cell table:style-name="Default" table:formula="of:=[.R21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22]*[.D22]" office:value-type="float" office:value="66">
            <text:p>66</text:p>
          </table:table-cell>
          <table:table-cell table:formula="of:=[.E22]*[.F22]" office:value-type="float" office:value="330">
            <text:p>33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formula="of:=100*[.I22]/[.B22]" office:value-type="float" office:value="-12000">
            <text:p>-12000</text:p>
          </table:table-cell>
          <table:table-cell table:formula="of:=[.J22]&gt;=80" office:value-type="boolean" office:boolean-value="false">
            <text:p>FALSO</text:p>
          </table:table-cell>
          <table:table-cell/>
          <table:table-cell office:value-type="float" office:value="188">
            <text:p>188</text:p>
          </table:table-cell>
          <table:table-cell table:formula="of:=100*[.M22]/[.B22]" office:value-type="float" office:value="-18800">
            <text:p>-18800</text:p>
          </table:table-cell>
          <table:table-cell table:formula="of:=[.N22]&gt;=80" office:value-type="boolean" office:boolean-value="false">
            <text:p>FALSO</text:p>
          </table:table-cell>
          <table:table-cell/>
          <table:table-cell office:value-type="float" office:value="160">
            <text:p>160</text:p>
          </table:table-cell>
          <table:table-cell table:formula="of:=[.Q22]*100/[.B22]" office:value-type="float" office:value="-16000">
            <text:p>-16000</text:p>
          </table:table-cell>
          <table:table-cell table:style-name="Default" table:formula="of:=[.R22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C23]*[.D23]" office:value-type="float" office:value="80">
            <text:p>80</text:p>
          </table:table-cell>
          <table:table-cell table:formula="of:=[.E23]*[.F23]" office:value-type="float" office:value="400">
            <text:p>400</text:p>
          </table:table-cell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table:formula="of:=100*[.I23]/[.B23]" office:value-type="float" office:value="-34000">
            <text:p>-34000</text:p>
          </table:table-cell>
          <table:table-cell table:formula="of:=[.J23]&gt;=80" office:value-type="boolean" office:boolean-value="false">
            <text:p>FALSO</text:p>
          </table:table-cell>
          <table:table-cell/>
          <table:table-cell office:value-type="float" office:value="320">
            <text:p>320</text:p>
          </table:table-cell>
          <table:table-cell table:formula="of:=100*[.M23]/[.B23]" office:value-type="float" office:value="-32000">
            <text:p>-32000</text:p>
          </table:table-cell>
          <table:table-cell table:formula="of:=[.N23]&gt;=80" office:value-type="boolean" office:boolean-value="false">
            <text:p>FALSO</text:p>
          </table:table-cell>
          <table:table-cell/>
          <table:table-cell office:value-type="float" office:value="350">
            <text:p>350</text:p>
          </table:table-cell>
          <table:table-cell table:formula="of:=[.Q23]*100/[.B23]" office:value-type="float" office:value="-35000">
            <text:p>-35000</text:p>
          </table:table-cell>
          <table:table-cell table:style-name="Default" table:formula="of:=[.R23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C24]*[.D24]" office:value-type="float" office:value="75">
            <text:p>75</text:p>
          </table:table-cell>
          <table:table-cell table:formula="of:=[.E24]*[.F24]" office:value-type="float" office:value="375">
            <text:p>375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table:formula="of:=100*[.I24]/[.B24]" office:value-type="float" office:value="53.1645569620253">
            <text:p>53,16</text:p>
          </table:table-cell>
          <table:table-cell table:formula="of:=[.J24]&gt;=80" office:value-type="boolean" office:boolean-value="false">
            <text:p>FALSO</text:p>
          </table:table-cell>
          <table:table-cell/>
          <table:table-cell office:value-type="float" office:value="96">
            <text:p>96</text:p>
          </table:table-cell>
          <table:table-cell table:formula="of:=100*[.M24]/[.B24]" office:value-type="float" office:value="60.7594936708861">
            <text:p>60,76</text:p>
          </table:table-cell>
          <table:table-cell table:formula="of:=[.N24]&gt;=80" office:value-type="boolean" office:boolean-value="false">
            <text:p>FALSO</text:p>
          </table:table-cell>
          <table:table-cell/>
          <table:table-cell office:value-type="float" office:value="104">
            <text:p>104</text:p>
          </table:table-cell>
          <table:table-cell table:formula="of:=[.Q24]*100/[.B24]" office:value-type="float" office:value="65.8227848101266">
            <text:p>65,82</text:p>
          </table:table-cell>
          <table:table-cell table:style-name="Default" table:formula="of:=[.R24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table:number-columns-repeated="18"/>
          <table:table-cell table:style-name="Default"/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26]*[.D26]" office:value-type="float" office:value="30">
            <text:p>30</text:p>
          </table:table-cell>
          <table:table-cell table:formula="of:=[.E26]*[.F26]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100*[.I26]/[.B26]" office:value-type="float" office:value="100">
            <text:p>100</text:p>
          </table:table-cell>
          <table:table-cell table:formula="of:=[.J26]&gt;=80" office:value-type="boolean" office:boolean-value="true">
            <text:p>VERDADERO</text:p>
          </table:table-cell>
          <table:table-cell/>
          <table:table-cell/>
          <table:table-cell table:formula="of:=100*[.M26]/[.B26]" office:value-type="float" office:value="0">
            <text:p>0</text:p>
          </table:table-cell>
          <table:table-cell table:formula="of:=[.N26]&gt;=80" office:value-type="boolean" office:boolean-value="false">
            <text:p>FALSO</text:p>
          </table:table-cell>
          <table:table-cell/>
          <table:table-cell/>
          <table:table-cell table:formula="of:=[.Q26]*100/[.B26]" office:value-type="float" office:value="0">
            <text:p>0</text:p>
          </table:table-cell>
          <table:table-cell table:style-name="Default" table:formula="of:=[.R26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27]*[.D27]" office:value-type="float" office:value="56">
            <text:p>56</text:p>
          </table:table-cell>
          <table:table-cell table:formula="of:=[.E27]*[.F27]" office:value-type="float" office:value="168">
            <text:p>168</text:p>
          </table:table-cell>
          <table:table-cell/>
          <table:table-cell/>
          <table:table-cell table:formula="of:=100*[.I27]/[.B27]" office:value-type="float" office:value="0">
            <text:p>0</text:p>
          </table:table-cell>
          <table:table-cell table:formula="of:=[.J27]&gt;=80" office:value-type="boolean" office:boolean-value="false">
            <text:p>FALSO</text:p>
          </table:table-cell>
          <table:table-cell/>
          <table:table-cell/>
          <table:table-cell table:formula="of:=100*[.M27]/[.B27]" office:value-type="float" office:value="0">
            <text:p>0</text:p>
          </table:table-cell>
          <table:table-cell table:formula="of:=[.N27]&gt;=80" office:value-type="boolean" office:boolean-value="false">
            <text:p>FALSO</text:p>
          </table:table-cell>
          <table:table-cell/>
          <table:table-cell/>
          <table:table-cell table:formula="of:=[.Q27]*100/[.B27]" office:value-type="float" office:value="0">
            <text:p>0</text:p>
          </table:table-cell>
          <table:table-cell table:style-name="Default" table:formula="of:=[.R27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28]*[.D28]" office:value-type="float" office:value="56">
            <text:p>56</text:p>
          </table:table-cell>
          <table:table-cell table:formula="of:=[.E28]*[.F28]" office:value-type="float" office:value="168">
            <text:p>168</text:p>
          </table:table-cell>
          <table:table-cell/>
          <table:table-cell/>
          <table:table-cell table:formula="of:=100*[.I28]/[.B28]" office:value-type="float" office:value="0">
            <text:p>0</text:p>
          </table:table-cell>
          <table:table-cell table:formula="of:=[.J28]&gt;=80" office:value-type="boolean" office:boolean-value="false">
            <text:p>FALSO</text:p>
          </table:table-cell>
          <table:table-cell/>
          <table:table-cell/>
          <table:table-cell table:formula="of:=100*[.M28]/[.B28]" office:value-type="float" office:value="0">
            <text:p>0</text:p>
          </table:table-cell>
          <table:table-cell table:formula="of:=[.N28]&gt;=80" office:value-type="boolean" office:boolean-value="false">
            <text:p>FALSO</text:p>
          </table:table-cell>
          <table:table-cell/>
          <table:table-cell/>
          <table:table-cell table:formula="of:=[.Q28]*100/[.B28]" office:value-type="float" office:value="0">
            <text:p>0</text:p>
          </table:table-cell>
          <table:table-cell table:style-name="Default" table:formula="of:=[.R28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29]*[.D29]" office:value-type="float" office:value="49">
            <text:p>49</text:p>
          </table:table-cell>
          <table:table-cell table:formula="of:=[.E29]*[.F29]" office:value-type="float" office:value="196">
            <text:p>196</text:p>
          </table:table-cell>
          <table:table-cell/>
          <table:table-cell/>
          <table:table-cell table:formula="of:=100*[.I29]/[.B29]" office:value-type="float" office:value="0">
            <text:p>0</text:p>
          </table:table-cell>
          <table:table-cell table:formula="of:=[.J29]&gt;=80" office:value-type="boolean" office:boolean-value="false">
            <text:p>FALSO</text:p>
          </table:table-cell>
          <table:table-cell/>
          <table:table-cell/>
          <table:table-cell table:formula="of:=100*[.M29]/[.B29]" office:value-type="float" office:value="0">
            <text:p>0</text:p>
          </table:table-cell>
          <table:table-cell table:formula="of:=[.N29]&gt;=80" office:value-type="boolean" office:boolean-value="false">
            <text:p>FALSO</text:p>
          </table:table-cell>
          <table:table-cell/>
          <table:table-cell/>
          <table:table-cell table:formula="of:=[.Q29]*100/[.B29]" office:value-type="float" office:value="0">
            <text:p>0</text:p>
          </table:table-cell>
          <table:table-cell table:style-name="Default" table:formula="of:=[.R29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30]*[.D30]" office:value-type="float" office:value="54">
            <text:p>54</text:p>
          </table:table-cell>
          <table:table-cell table:formula="of:=[.E30]*[.F30]" office:value-type="float" office:value="270">
            <text:p>270</text:p>
          </table:table-cell>
          <table:table-cell/>
          <table:table-cell/>
          <table:table-cell table:formula="of:=100*[.I30]/[.B30]" office:value-type="float" office:value="0">
            <text:p>0</text:p>
          </table:table-cell>
          <table:table-cell table:formula="of:=[.J30]&gt;=80" office:value-type="boolean" office:boolean-value="false">
            <text:p>FALSO</text:p>
          </table:table-cell>
          <table:table-cell/>
          <table:table-cell/>
          <table:table-cell table:formula="of:=100*[.M30]/[.B30]" office:value-type="float" office:value="0">
            <text:p>0</text:p>
          </table:table-cell>
          <table:table-cell table:formula="of:=[.N30]&gt;=80" office:value-type="boolean" office:boolean-value="false">
            <text:p>FALSO</text:p>
          </table:table-cell>
          <table:table-cell/>
          <table:table-cell/>
          <table:table-cell table:formula="of:=[.Q30]*100/[.B30]" office:value-type="float" office:value="0">
            <text:p>0</text:p>
          </table:table-cell>
          <table:table-cell table:style-name="Default" table:formula="of:=[.R30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31]*[.D31]" office:value-type="float" office:value="56">
            <text:p>56</text:p>
          </table:table-cell>
          <table:table-cell table:formula="of:=[.E31]*[.F31]" office:value-type="float" office:value="336">
            <text:p>336</text:p>
          </table:table-cell>
          <table:table-cell/>
          <table:table-cell/>
          <table:table-cell table:formula="of:=100*[.I31]/[.B31]" office:value-type="float" office:value="0">
            <text:p>0</text:p>
          </table:table-cell>
          <table:table-cell table:formula="of:=[.J31]&gt;=80" office:value-type="boolean" office:boolean-value="false">
            <text:p>FALSO</text:p>
          </table:table-cell>
          <table:table-cell/>
          <table:table-cell/>
          <table:table-cell table:formula="of:=100*[.M31]/[.B31]" office:value-type="float" office:value="0">
            <text:p>0</text:p>
          </table:table-cell>
          <table:table-cell table:formula="of:=[.N31]&gt;=80" office:value-type="boolean" office:boolean-value="false">
            <text:p>FALSO</text:p>
          </table:table-cell>
          <table:table-cell/>
          <table:table-cell/>
          <table:table-cell table:formula="of:=[.Q31]*100/[.B31]" office:value-type="float" office:value="0">
            <text:p>0</text:p>
          </table:table-cell>
          <table:table-cell table:style-name="Default" table:formula="of:=[.R31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32]*[.D32]" office:value-type="float" office:value="56">
            <text:p>56</text:p>
          </table:table-cell>
          <table:table-cell table:formula="of:=[.E32]*[.F32]" office:value-type="float" office:value="336">
            <text:p>336</text:p>
          </table:table-cell>
          <table:table-cell/>
          <table:table-cell/>
          <table:table-cell table:formula="of:=100*[.I32]/[.B32]" office:value-type="float" office:value="0">
            <text:p>0</text:p>
          </table:table-cell>
          <table:table-cell table:formula="of:=[.J32]&gt;=80" office:value-type="boolean" office:boolean-value="false">
            <text:p>FALSO</text:p>
          </table:table-cell>
          <table:table-cell/>
          <table:table-cell/>
          <table:table-cell table:formula="of:=100*[.M32]/[.B32]" office:value-type="float" office:value="0">
            <text:p>0</text:p>
          </table:table-cell>
          <table:table-cell table:formula="of:=[.N32]&gt;=80" office:value-type="boolean" office:boolean-value="false">
            <text:p>FALSO</text:p>
          </table:table-cell>
          <table:table-cell/>
          <table:table-cell/>
          <table:table-cell table:formula="of:=[.Q32]*100/[.B32]" office:value-type="float" office:value="0">
            <text:p>0</text:p>
          </table:table-cell>
          <table:table-cell table:style-name="Default" table:formula="of:=[.R32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33]*[.D33]" office:value-type="float" office:value="66">
            <text:p>66</text:p>
          </table:table-cell>
          <table:table-cell table:formula="of:=[.E33]*[.F33]" office:value-type="float" office:value="330">
            <text:p>330</text:p>
          </table:table-cell>
          <table:table-cell/>
          <table:table-cell/>
          <table:table-cell table:formula="of:=100*[.I33]/[.B33]" office:value-type="float" office:value="-0">
            <text:p>0</text:p>
          </table:table-cell>
          <table:table-cell table:formula="of:=[.J33]&gt;=80" office:value-type="boolean" office:boolean-value="false">
            <text:p>FALSO</text:p>
          </table:table-cell>
          <table:table-cell/>
          <table:table-cell/>
          <table:table-cell table:formula="of:=100*[.M33]/[.B33]" office:value-type="float" office:value="-0">
            <text:p>0</text:p>
          </table:table-cell>
          <table:table-cell table:formula="of:=[.N33]&gt;=80" office:value-type="boolean" office:boolean-value="false">
            <text:p>FALSO</text:p>
          </table:table-cell>
          <table:table-cell/>
          <table:table-cell/>
          <table:table-cell table:formula="of:=[.Q33]*100/[.B33]" office:value-type="float" office:value="-0">
            <text:p>0</text:p>
          </table:table-cell>
          <table:table-cell table:style-name="Default" table:formula="of:=[.R33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C34]*[.D34]" office:value-type="float" office:value="80">
            <text:p>80</text:p>
          </table:table-cell>
          <table:table-cell table:formula="of:=[.E34]*[.F34]" office:value-type="float" office:value="400">
            <text:p>400</text:p>
          </table:table-cell>
          <table:table-cell/>
          <table:table-cell/>
          <table:table-cell table:formula="of:=100*[.I34]/[.B34]" office:value-type="float" office:value="-0">
            <text:p>0</text:p>
          </table:table-cell>
          <table:table-cell table:formula="of:=[.J34]&gt;=80" office:value-type="boolean" office:boolean-value="false">
            <text:p>FALSO</text:p>
          </table:table-cell>
          <table:table-cell/>
          <table:table-cell/>
          <table:table-cell table:formula="of:=100*[.M34]/[.B34]" office:value-type="float" office:value="-0">
            <text:p>0</text:p>
          </table:table-cell>
          <table:table-cell table:formula="of:=[.N34]&gt;=80" office:value-type="boolean" office:boolean-value="false">
            <text:p>FALSO</text:p>
          </table:table-cell>
          <table:table-cell/>
          <table:table-cell/>
          <table:table-cell table:formula="of:=[.Q34]*100/[.B34]" office:value-type="float" office:value="-0">
            <text:p>0</text:p>
          </table:table-cell>
          <table:table-cell table:style-name="Default" table:formula="of:=[.R34]&gt;80" office:value-type="boolean" office:boolean-value="false">
            <text:p>FALSO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C35]*[.D35]" office:value-type="float" office:value="75">
            <text:p>75</text:p>
          </table:table-cell>
          <table:table-cell table:formula="of:=[.E35]*[.F35]" office:value-type="float" office:value="375">
            <text:p>375</text:p>
          </table:table-cell>
          <table:table-cell/>
          <table:table-cell/>
          <table:table-cell table:formula="of:=100*[.I35]/[.B35]" office:value-type="float" office:value="0">
            <text:p>0</text:p>
          </table:table-cell>
          <table:table-cell table:formula="of:=[.J35]&gt;=80" office:value-type="boolean" office:boolean-value="false">
            <text:p>FALSO</text:p>
          </table:table-cell>
          <table:table-cell/>
          <table:table-cell/>
          <table:table-cell table:formula="of:=100*[.M35]/[.B35]" office:value-type="float" office:value="0">
            <text:p>0</text:p>
          </table:table-cell>
          <table:table-cell table:formula="of:=[.N35]&gt;=80" office:value-type="boolean" office:boolean-value="false">
            <text:p>FALSO</text:p>
          </table:table-cell>
          <table:table-cell/>
          <table:table-cell/>
          <table:table-cell table:formula="of:=[.Q35]*100/[.B35]" office:value-type="float" office:value="0">
            <text:p>0</text:p>
          </table:table-cell>
          <table:table-cell table:style-name="Default" table:formula="of:=[.R35]&gt;80" office:value-type="boolean" office:boolean-value="false">
            <text:p>FALSO</text:p>
          </table:table-cell>
          <table:table-cell table:number-columns-repeated="16"/>
        </table:table-row>
        <table:table-row table:style-name="ro1" table:number-rows-repeated="47">
          <table:table-cell table:number-columns-repeated="10"/>
          <table:table-cell table:style-name="ce1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 table:number-rows-repeated="65453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Hoja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4">14/11/2010</text:date>, <text:time>10:53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0T20:22:59</meta:creation-date>
    <dc:date>2010-11-14T10:53:15</dc:date>
    <meta:editing-duration>PT08H02M52S</meta:editing-duration>
    <meta:editing-cycles>33</meta:editing-cycles>
    <meta:generator>OpenOffice.org/3.2$Linux OpenOffice.org_project/320m19$Build-9505</meta:generator>
    <meta:document-statistic meta:table-count="3" meta:cell-count="1418" meta:object-count="0"/>
  </office:meta>
</office:document-meta>
</file>